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enlo" svg:font-family="Menlo, Monaco, 'Andale Mono', 'lucida console', 'Courier New', monospace"/>
    <style:font-face style:name="PT Serif" svg:font-family="'PT Serif', Georgia, 'Helvetica Neue', Arial, sans-serif"/>
    <style:font-face style:name="Source Code Pro" svg:font-family="'Source Code Pro', monospace"/>
    <style:font-face style:name="inherit" svg:font-family="inherit"/>
    <style:font-face style:name="palatino" svg:font-family="palatino, 'Bookman Old Style', 'Book Antiqua', serif"/>
    <style:font-face style:name="verdana" svg:font-family="verdana, tahoma, helvetica, arial,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variant="normal" fo:text-transform="none" fo:color="#222222" style:font-name="PT Serif" fo:font-size="13.5pt" fo:letter-spacing="normal" fo:font-style="normal" fo:font-weight="normal" officeooo:rsid="0001508d" officeooo:paragraph-rsid="0001508d" style:font-size-asian="12.25pt" style:font-size-complex="14pt"/>
    </style:style>
    <style:style style:name="P2" style:family="paragraph" style:parent-style-name="Standard" style:list-style-name="L1">
      <style:text-properties fo:font-variant="normal" fo:text-transform="none" fo:color="#222222" style:font-name="PT Serif" fo:font-size="13.5pt" fo:letter-spacing="normal" fo:font-style="normal" fo:font-weight="normal" officeooo:rsid="0001508d" officeooo:paragraph-rsid="0001508d" style:font-size-asian="12.25pt" style:font-size-complex="14pt"/>
    </style:style>
    <style:style style:name="P3" style:family="paragraph" style:parent-style-name="Standard">
      <style:text-properties fo:font-variant="normal" fo:text-transform="none" fo:color="#222222" style:font-name="PT Serif" fo:font-size="13.5pt" fo:letter-spacing="normal" fo:font-style="normal" fo:font-weight="bold" officeooo:rsid="001b841d" officeooo:paragraph-rsid="001b841d" style:font-size-asian="12.25pt" style:font-weight-asian="bold" style:font-size-complex="14pt" style:font-weight-complex="bold"/>
    </style:style>
    <style:style style:name="P4" style:family="paragraph" style:parent-style-name="Standard">
      <style:text-properties fo:font-variant="normal" fo:text-transform="none" fo:color="#222222" style:font-name="PT Serif" fo:letter-spacing="normal" fo:font-style="normal" fo:font-weight="bold" officeooo:paragraph-rsid="0001508d"/>
    </style:style>
    <style:style style:name="P5" style:family="paragraph" style:parent-style-name="Standard">
      <style:text-properties fo:font-variant="normal" fo:text-transform="none" fo:color="#000000" style:font-name="Source Code Pro" fo:font-size="14pt" fo:letter-spacing="normal" fo:font-style="normal" fo:font-weight="normal" officeooo:paragraph-rsid="001b841d"/>
    </style:style>
    <style:style style:name="P6" style:family="paragraph" style:parent-style-name="Standard">
      <style:text-properties fo:font-variant="normal" fo:text-transform="none" fo:color="#000000" style:font-name="Source Code Pro" fo:font-size="14pt" fo:letter-spacing="normal" fo:font-style="normal" fo:font-weight="normal" officeooo:rsid="001b841d" officeooo:paragraph-rsid="001b841d"/>
    </style:style>
    <style:style style:name="P7" style:family="paragraph" style:parent-style-name="Standard">
      <style:paragraph-properties fo:text-align="center" style:justify-single-word="false"/>
      <style:text-properties fo:font-size="18pt" style:text-underline-style="solid" style:text-underline-width="auto" style:text-underline-color="font-color" fo:font-weight="bold" officeooo:rsid="0001508d" officeooo:paragraph-rsid="0001508d" style:font-size-asian="18pt" style:font-weight-asian="bold" style:font-size-complex="18pt" style:font-weight-complex="bold"/>
    </style:style>
    <style:style style:name="P8" style:family="paragraph" style:parent-style-name="Standard">
      <style:paragraph-properties fo:text-align="center" style:justify-single-word="false"/>
      <style:text-properties fo:font-size="18pt" style:text-underline-style="none" fo:font-weight="normal" officeooo:rsid="0001508d" officeooo:paragraph-rsid="0001508d" style:font-size-asian="18pt" style:font-weight-asian="normal" style:font-size-complex="18pt" style:font-weight-complex="normal"/>
    </style:style>
    <style:style style:name="P9" style:family="paragraph" style:parent-style-name="Standard" style:list-style-name="L2">
      <style:text-properties officeooo:paragraph-rsid="0001508d"/>
    </style:style>
    <style:style style:name="P10" style:family="paragraph" style:parent-style-name="Standard">
      <style:text-properties officeooo:paragraph-rsid="001d16c3"/>
    </style:style>
    <style:style style:name="P11" style:family="paragraph" style:parent-style-name="Text_20_body">
      <style:text-properties fo:color="#000000"/>
    </style:style>
    <style:style style:name="P12" style:family="paragraph" style:parent-style-name="Text_20_body">
      <style:text-properties fo:font-variant="normal" fo:text-transform="none" fo:color="#000000" style:font-name="Menlo" fo:font-size="13pt" fo:letter-spacing="normal" fo:font-style="normal" fo:font-weight="normal" style:font-size-asian="13pt" style:font-size-complex="13pt"/>
    </style:style>
    <style:style style:name="P13" style:family="paragraph" style:parent-style-name="Text_20_body">
      <style:text-properties fo:font-variant="normal" fo:text-transform="none" fo:color="#000000" style:font-name="Menlo" fo:font-size="13pt" fo:letter-spacing="normal" fo:font-style="normal" fo:font-weight="normal" officeooo:paragraph-rsid="00094e4c" style:font-size-asian="13pt" style:font-size-complex="13pt"/>
    </style:style>
    <style:style style:name="P14" style:family="paragraph" style:parent-style-name="Text_20_body">
      <style:text-properties fo:font-variant="normal" fo:text-transform="none" fo:color="#000000" style:font-name="Menlo" fo:font-size="13pt" fo:letter-spacing="normal" fo:font-style="normal" fo:font-weight="normal" officeooo:paragraph-rsid="000b067e" style:font-size-asian="13pt" style:font-size-complex="13pt"/>
    </style:style>
    <style:style style:name="P15" style:family="paragraph" style:parent-style-name="Text_20_body">
      <style:text-properties fo:font-variant="normal" fo:text-transform="none" fo:color="#000000" style:font-name="Menlo" fo:font-size="13pt" fo:letter-spacing="normal" fo:font-style="normal" fo:font-weight="normal" officeooo:rsid="000b067e" officeooo:paragraph-rsid="000b067e" style:font-size-asian="13pt" style:font-size-complex="13pt"/>
    </style:style>
    <style:style style:name="P16" style:family="paragraph" style:parent-style-name="Text_20_body">
      <style:text-properties fo:font-variant="normal" fo:text-transform="none" fo:color="#000000" style:font-name="Menlo" fo:font-size="13pt" fo:letter-spacing="normal" fo:font-style="normal" style:text-underline-style="solid" style:text-underline-width="auto" style:text-underline-color="font-color" fo:font-weight="bold" officeooo:rsid="0006cfb8" officeooo:paragraph-rsid="0006cfb8" style:font-size-asian="11.3500003814697pt" style:font-weight-asian="bold" style:font-size-complex="13pt" style:font-weight-complex="bold"/>
    </style:style>
    <style:style style:name="P17" style:family="paragraph" style:parent-style-name="Text_20_body">
      <style:text-properties fo:font-variant="normal" fo:text-transform="none" fo:color="#000000" style:font-name="Menlo" fo:font-size="13pt" fo:letter-spacing="normal" fo:font-style="normal" style:text-underline-style="none" fo:font-weight="normal" officeooo:rsid="000500fc" officeooo:paragraph-rsid="000500fc" style:font-size-asian="11.3500003814697pt" style:font-weight-asian="normal" style:font-size-complex="13pt" style:font-weight-complex="normal"/>
    </style:style>
    <style:style style:name="P18" style:family="paragraph" style:parent-style-name="Text_20_body">
      <style:text-properties fo:font-variant="normal" fo:text-transform="none" fo:color="#000000" style:font-name="Menlo" fo:font-size="13pt" fo:letter-spacing="normal" fo:font-style="normal" style:text-underline-style="none" fo:font-weight="normal" officeooo:rsid="0006cfb8" officeooo:paragraph-rsid="0006cfb8" style:font-size-asian="11.3500003814697pt" style:font-weight-asian="normal" style:font-size-complex="13pt" style:font-weight-complex="normal"/>
    </style:style>
    <style:style style:name="P19" style:family="paragraph" style:parent-style-name="Text_20_body">
      <style:text-properties fo:font-variant="normal" fo:text-transform="none" fo:color="#000000" style:font-name="Menlo" fo:font-size="13pt" fo:letter-spacing="normal" fo:font-style="normal" style:text-underline-style="none" fo:font-weight="normal" officeooo:rsid="0006cfb8" officeooo:paragraph-rsid="00094e4c" style:font-size-asian="13pt" style:font-weight-asian="normal" style:font-size-complex="13pt" style:font-weight-complex="normal"/>
    </style:style>
    <style:style style:name="P20" style:family="paragraph" style:parent-style-name="Text_20_body">
      <style:text-properties fo:font-variant="normal" fo:text-transform="none" fo:color="#000000" style:font-name="palatino" fo:font-size="14pt" fo:letter-spacing="normal" fo:font-style="normal" fo:font-weight="normal"/>
    </style:style>
    <style:style style:name="P21" style:family="paragraph" style:parent-style-name="Text_20_body">
      <style:text-properties fo:font-variant="normal" fo:text-transform="none" fo:color="#000000" style:font-name="palatino" fo:font-size="14pt" fo:letter-spacing="normal" fo:font-style="normal" fo:font-weight="normal" officeooo:rsid="0012bb93" officeooo:paragraph-rsid="0012bb93"/>
    </style:style>
    <style:style style:name="P22" style:family="paragraph" style:parent-style-name="Text_20_body" style:list-style-name="L4">
      <style:text-properties fo:font-variant="normal" fo:text-transform="none" fo:color="#000000" style:font-name="palatino" fo:font-size="14pt" fo:letter-spacing="normal" fo:font-style="normal" fo:font-weight="normal" officeooo:rsid="00166f5d" officeooo:paragraph-rsid="00166f5d" style:font-weight-asian="bold" style:font-weight-complex="bold"/>
    </style:style>
    <style:style style:name="P23" style:family="paragraph" style:parent-style-name="Text_20_body">
      <style:text-properties fo:font-variant="normal" fo:text-transform="none" fo:color="#000000" style:font-name="Source Code Pro" fo:font-size="14pt" fo:letter-spacing="normal" fo:font-style="normal" fo:font-weight="normal"/>
    </style:style>
    <style:style style:name="P24" style:family="paragraph" style:parent-style-name="Text_20_body">
      <style:text-properties fo:font-variant="normal" fo:text-transform="none" fo:color="#222222" style:font-name="PT Serif" fo:letter-spacing="normal" fo:font-style="normal" fo:font-weight="normal" style:font-weight-asian="normal" style:font-weight-complex="normal"/>
    </style:style>
    <style:style style:name="P25" style:family="paragraph" style:parent-style-name="Text_20_body">
      <style:text-properties fo:font-variant="normal" fo:text-transform="none" fo:color="#222222" fo:letter-spacing="normal"/>
    </style:style>
    <style:style style:name="P26" style:family="paragraph" style:parent-style-name="Text_20_body">
      <style:text-properties fo:font-variant="normal" fo:text-transform="none" fo:color="#444444" style:font-name="palatino" fo:font-size="14pt" fo:letter-spacing="0.0209in" fo:font-style="normal" style:text-underline-style="none" fo:font-weight="normal" officeooo:rsid="00166f5d" officeooo:paragraph-rsid="00166f5d" style:font-weight-asian="normal" style:font-weight-complex="normal"/>
    </style:style>
    <style:style style:name="P27" style:family="paragraph" style:parent-style-name="Text_20_body">
      <style:text-properties officeooo:paragraph-rsid="000500fc"/>
    </style:style>
    <style:style style:name="P28" style:family="paragraph" style:parent-style-name="Text_20_body">
      <style:text-properties officeooo:rsid="0012bb93" officeooo:paragraph-rsid="0012bb93"/>
    </style:style>
    <style:style style:name="P29" style:family="paragraph" style:parent-style-name="Text_20_body">
      <style:text-properties fo:font-weight="bold" officeooo:rsid="0012bb93" officeooo:paragraph-rsid="0012bb93" style:font-weight-asian="bold" style:font-weight-complex="bold"/>
    </style:style>
    <style:style style:name="P30" style:family="paragraph" style:parent-style-name="Text_20_body">
      <style:text-properties fo:font-weight="bold" officeooo:rsid="00166f5d" officeooo:paragraph-rsid="00166f5d" style:font-weight-asian="bold" style:font-weight-complex="bold"/>
    </style:style>
    <style:style style:name="P31" style:family="paragraph" style:parent-style-name="Text_20_body">
      <style:text-properties fo:font-weight="bold" officeooo:paragraph-rsid="00166f5d"/>
    </style:style>
    <style:style style:name="P32" style:family="paragraph" style:parent-style-name="Text_20_body">
      <style:text-properties officeooo:rsid="0012e830" officeooo:paragraph-rsid="0012e830"/>
    </style:style>
    <style:style style:name="P33" style:family="paragraph" style:parent-style-name="Text_20_body" style:list-style-name="L3">
      <style:text-properties officeooo:rsid="0012e830" officeooo:paragraph-rsid="0012e830"/>
    </style:style>
    <style:style style:name="P34" style:family="paragraph" style:parent-style-name="Text_20_body">
      <style:text-properties officeooo:paragraph-rsid="00203d69"/>
    </style:style>
    <style:style style:name="P35" style:family="paragraph" style:parent-style-name="Text_20_body">
      <style:text-properties officeooo:rsid="002750eb" officeooo:paragraph-rsid="002750eb"/>
    </style:style>
    <style:style style:name="P36" style:family="paragraph" style:parent-style-name="Text_20_body">
      <style:paragraph-properties fo:margin-left="0in" fo:margin-right="0in" fo:margin-top="0in" fo:margin-bottom="0in" loext:contextual-spacing="false" fo:orphans="2" fo:widows="2" fo:text-indent="0in" style:auto-text-indent="false" fo:padding="0in" fo:border="none"/>
    </style:style>
    <style:style style:name="P37"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officeooo:paragraph-rsid="00033645"/>
    </style:style>
    <style:style style:name="P38"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ffffff" style:font-name="Menlo" fo:font-size="9.75pt" fo:letter-spacing="normal" fo:font-style="normal" fo:font-weight="normal" officeooo:paragraph-rsid="00033645"/>
    </style:style>
    <style:style style:name="P39"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ffffff" style:font-name="Menlo" fo:font-size="9.75pt" fo:letter-spacing="normal" fo:font-style="normal" fo:font-weight="normal" officeooo:paragraph-rsid="000861c7"/>
    </style:style>
    <style:style style:name="P40"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ffffff" style:font-name="Menlo" fo:font-size="9.75pt" fo:letter-spacing="normal" fo:font-style="normal" fo:font-weight="normal" officeooo:rsid="0003e058" officeooo:paragraph-rsid="0003e058"/>
    </style:style>
    <style:style style:name="P41"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bbbbbb" style:font-name="Menlo" fo:font-size="9.75pt" fo:letter-spacing="normal" fo:font-style="normal" fo:font-weight="normal" officeooo:paragraph-rsid="000861c7"/>
    </style:style>
    <style:style style:name="P42" style:family="paragraph" style:parent-style-name="Text_20_body">
      <style:paragraph-properties fo:margin-left="0in" fo:margin-right="0in" fo:margin-top="0in" fo:margin-bottom="0in" loext:contextual-spacing="false" fo:line-height="140%" fo:orphans="2" fo:widows="2" fo:text-indent="0in" style:auto-text-indent="false" fo:padding="0in" fo:border="none"/>
      <style:text-properties fo:font-variant="normal" fo:text-transform="none" fo:color="#000000" style:font-name="palatino" fo:font-size="14pt" fo:letter-spacing="normal" fo:font-style="normal" fo:font-weight="normal"/>
    </style:style>
    <style:style style:name="P43" style:family="paragraph" style:parent-style-name="Text_20_body">
      <style:paragraph-properties fo:margin-left="0in" fo:margin-right="0in" fo:margin-top="0in" fo:margin-bottom="0in" loext:contextual-spacing="false" fo:line-height="140%" fo:orphans="2" fo:widows="2" fo:text-indent="0in" style:auto-text-indent="false" fo:padding="0in" fo:border="none"/>
    </style:style>
    <style:style style:name="P44" style:family="paragraph" style:parent-style-name="Text_20_body">
      <style:paragraph-properties fo:margin-left="0in" fo:margin-right="0in" fo:margin-top="0in" fo:margin-bottom="0in" loext:contextual-spacing="false" fo:line-height="140%" fo:orphans="2" fo:widows="2" fo:text-indent="0in" style:auto-text-indent="false" fo:padding="0in" fo:border="none"/>
      <style:text-properties officeooo:rsid="00166f5d" officeooo:paragraph-rsid="00166f5d"/>
    </style:style>
    <style:style style:name="P45" style:family="paragraph" style:parent-style-name="Text_20_body">
      <style:paragraph-properties fo:margin-left="0.0102in" fo:margin-right="0in" fo:margin-top="0.0209in" fo:margin-bottom="0.0311in" loext:contextual-spacing="false" fo:text-align="start" style:justify-single-word="false" fo:orphans="2" fo:widows="2" fo:text-indent="-13.1339in" style:auto-text-indent="false"/>
    </style:style>
    <style:style style:name="P46" style:family="paragraph" style:parent-style-name="Text_20_body">
      <style:paragraph-properties fo:margin-left="0.0102in" fo:margin-right="0in" fo:margin-top="0.0209in" fo:margin-bottom="0.0311in" loext:contextual-spacing="false" fo:text-align="start" style:justify-single-word="false" fo:orphans="2" fo:widows="2" fo:text-indent="-13.1339in" style:auto-text-indent="false"/>
      <style:text-properties officeooo:rsid="0012e830" officeooo:paragraph-rsid="0012e830"/>
    </style:style>
    <style:style style:name="P47" style:family="paragraph" style:parent-style-name="Text_20_body">
      <style:paragraph-properties fo:margin-left="0.0102in" fo:margin-right="0in" fo:margin-top="0.0209in" fo:margin-bottom="0.0311in" loext:contextual-spacing="false" fo:text-align="start" style:justify-single-word="false" fo:orphans="2" fo:widows="2" fo:text-indent="-13.1339in" style:auto-text-indent="false"/>
      <style:text-properties officeooo:rsid="002a1e7c" officeooo:paragraph-rsid="002a1e7c"/>
    </style:style>
    <style:style style:name="P48" style:family="paragraph" style:parent-style-name="Heading_20_1">
      <style:text-properties fo:font-variant="normal" fo:text-transform="none" fo:color="#444444" style:font-name="palatino" fo:font-size="14pt" fo:letter-spacing="0.0209in" fo:font-style="normal" style:text-underline-style="solid" style:text-underline-width="auto" style:text-underline-color="font-color" fo:font-weight="bold" officeooo:rsid="00166f5d" officeooo:paragraph-rsid="00166f5d" style:font-weight-asian="bold" style:font-weight-complex="bold"/>
    </style:style>
    <style:style style:name="P49" style:family="paragraph" style:parent-style-name="Heading_20_2">
      <style:text-properties fo:font-variant="normal" fo:text-transform="none" fo:color="#222222" style:font-name="PT Serif" fo:font-size="13pt" fo:letter-spacing="normal" fo:font-style="normal" style:text-underline-style="none" fo:font-weight="bold" officeooo:rsid="0006cfb8" officeooo:paragraph-rsid="00094e4c" style:font-size-asian="13pt" style:font-weight-asian="normal" style:font-size-complex="13pt" style:font-weight-complex="normal"/>
    </style:style>
    <style:style style:name="P50" style:family="paragraph" style:parent-style-name="Heading_20_2">
      <style:text-properties fo:font-variant="normal" fo:text-transform="none" fo:color="#222222" style:font-name="PT Serif" fo:font-size="15pt" fo:letter-spacing="normal" fo:font-style="normal" style:text-underline-style="solid" style:text-underline-width="auto" style:text-underline-color="font-color" fo:font-weight="bold" style:font-size-asian="15pt" style:font-weight-asian="bold" style:font-size-complex="15pt" style:font-weight-complex="bold"/>
    </style:style>
    <style:style style:name="P51" style:family="paragraph" style:parent-style-name="Heading_20_2">
      <style:text-properties fo:font-variant="normal" fo:text-transform="none" fo:color="#222222" style:font-name="PT Serif" fo:letter-spacing="normal" fo:font-style="normal" fo:font-weight="bold" style:font-weight-asian="normal" style:font-weight-complex="normal"/>
    </style:style>
    <style:style style:name="P52" style:family="paragraph" style:parent-style-name="Heading_20_2">
      <style:text-properties fo:color="#000000" officeooo:rsid="00203d69" officeooo:paragraph-rsid="00203d69"/>
    </style:style>
    <style:style style:name="P53" style:family="paragraph" style:parent-style-name="Heading_20_2">
      <style:text-properties fo:font-weight="bold" style:font-weight-asian="bold" style:font-weight-complex="bold"/>
    </style:style>
    <style:style style:name="P54" style:family="paragraph" style:parent-style-name="Heading_20_2">
      <style:paragraph-properties fo:margin-left="0in" fo:margin-right="0in" fo:margin-top="0in" fo:margin-bottom="0in" loext:contextual-spacing="false" fo:orphans="2" fo:widows="2" fo:text-indent="0in" style:auto-text-indent="false" fo:padding="0in" fo:border="none"/>
      <style:text-properties fo:font-variant="normal" fo:text-transform="none" fo:color="#222222" fo:letter-spacing="normal"/>
    </style:style>
    <style:style style:name="P55" style:family="paragraph" style:parent-style-name="Heading_20_4">
      <style:text-properties fo:color="#000000"/>
    </style:style>
    <style:style style:name="P56" style:family="paragraph" style:parent-style-name="Heading_20_4">
      <style:paragraph-properties fo:margin-left="0in" fo:margin-right="0in" fo:margin-top="0in" fo:margin-bottom="0in" loext:contextual-spacing="false" fo:orphans="2" fo:widows="2" fo:text-indent="0in" style:auto-text-indent="false" fo:padding="0in" fo:border="none"/>
    </style:style>
    <style:style style:name="P57" style:family="paragraph" style:parent-style-name="Preformatted_20_Text">
      <style:text-properties fo:color="#000000" officeooo:paragraph-rsid="00045894"/>
    </style:style>
    <style:style style:name="P58" style:family="paragraph" style:parent-style-name="Preformatted_20_Text">
      <style:text-properties fo:color="#000000" officeooo:rsid="00203d69" officeooo:paragraph-rsid="00203d69"/>
    </style:style>
    <style:style style:name="P59" style:family="paragraph" style:parent-style-name="Preformatted_20_Text">
      <style:text-properties officeooo:paragraph-rsid="00045894"/>
    </style:style>
    <style:style style:name="P60" style:family="paragraph" style:parent-style-name="Preformatted_20_Text">
      <style:text-properties fo:font-variant="normal" fo:text-transform="none" fo:color="#000000" style:font-name="Source Code Pro" fo:font-size="14pt" fo:letter-spacing="normal" fo:font-style="normal" fo:font-weight="normal"/>
    </style:style>
    <style:style style:name="P61" style:family="paragraph" style:parent-style-name="Preformatted_20_Text">
      <style:text-properties fo:font-variant="normal" fo:text-transform="none" fo:color="#000000" style:font-name="Source Code Pro" fo:font-size="14pt" fo:letter-spacing="normal" fo:font-style="normal" fo:font-weight="normal" officeooo:rsid="0012bb93" officeooo:paragraph-rsid="0012bb93"/>
    </style:style>
    <style:style style:name="P62" style:family="paragraph" style:parent-style-name="Preformatted_20_Text">
      <style:text-properties fo:font-variant="normal" fo:text-transform="none" fo:color="#000000" style:font-name="Source Code Pro" fo:font-size="14pt" fo:letter-spacing="normal" fo:font-style="normal" fo:font-weight="normal" officeooo:rsid="0012e830" officeooo:paragraph-rsid="0012e830"/>
    </style:style>
    <style:style style:name="P63" style:family="paragraph" style:parent-style-name="Preformatted_20_Text">
      <style:text-properties fo:font-variant="normal" fo:text-transform="none" fo:color="#000000" style:font-name="Source Code Pro" fo:font-size="14pt" fo:letter-spacing="normal" fo:font-style="normal" fo:font-weight="normal" officeooo:rsid="00166f5d" officeooo:paragraph-rsid="00166f5d" style:font-weight-asian="bold" style:font-weight-complex="bold"/>
    </style:style>
    <style:style style:name="P64" style:family="paragraph" style:parent-style-name="Preformatted_20_Text">
      <style:text-properties fo:font-variant="normal" fo:text-transform="none" fo:color="#000000" style:font-name="Source Code Pro" fo:font-size="14pt" fo:letter-spacing="normal" fo:font-style="normal" fo:font-weight="normal" style:font-size-asian="13pt" style:font-size-complex="13pt"/>
    </style:style>
    <style:style style:name="P65" style:family="paragraph" style:parent-style-name="Preformatted_20_Text">
      <style:text-properties fo:font-variant="normal" fo:text-transform="none" fo:color="#000000" style:font-name="Source Code Pro" fo:font-size="14pt" fo:letter-spacing="normal" fo:font-style="normal" fo:font-weight="normal" officeooo:rsid="00203d69" officeooo:paragraph-rsid="00203d69" style:font-weight-asian="normal" style:font-weight-complex="normal"/>
    </style:style>
    <style:style style:name="P66" style:family="paragraph" style:parent-style-name="Preformatted_20_Text">
      <style:text-properties officeooo:paragraph-rsid="001d16c3"/>
    </style:style>
    <style:style style:name="P67" style:family="paragraph" style:parent-style-name="Preformatted_20_Text">
      <loext:graphic-properties draw:fill="solid" draw:fill-color="#f0f0f0" draw:opacity="100%"/>
      <style:paragraph-properties fo:margin-left="0in" fo:margin-right="0in" fo:margin-top="0in" fo:margin-bottom="0in" loext:contextual-spacing="false" fo:orphans="2" fo:widows="2" fo:text-indent="0in" style:auto-text-indent="false" fo:background-color="#f0f0f0" fo:padding="0in" fo:border="none"/>
      <style:text-properties fo:font-variant="normal" fo:text-transform="none" fo:color="#000000" style:font-name="Source Code Pro" fo:font-size="14pt" fo:letter-spacing="normal" fo:font-style="normal" fo:font-weight="normal" fo:background-color="#ffffff" loext:padding="0.0193in" loext:border="0.06pt dashed #777777"/>
    </style:style>
    <style:style style:name="P68" style:family="paragraph" style:parent-style-name="Preformatted_20_Text">
      <style:paragraph-properties fo:margin-left="0in" fo:margin-right="0in" fo:margin-top="0in" fo:margin-bottom="0in" loext:contextual-spacing="false" fo:orphans="2" fo:widows="2" fo:text-indent="0in" style:auto-text-indent="false" fo:padding="0in" fo:border="none"/>
      <style:text-properties officeooo:paragraph-rsid="00033645"/>
    </style:style>
    <style:style style:name="P69" style:family="paragraph" style:parent-style-name="Preformatted_20_Text">
      <style:paragraph-properties fo:margin-left="0in" fo:margin-right="0in" fo:margin-top="0in" fo:margin-bottom="0in" loext:contextual-spacing="false" fo:orphans="2" fo:widows="2" fo:text-indent="0in" style:auto-text-indent="false" fo:padding="0.0193in" fo:border="0.06pt solid #dddddd"/>
      <style:text-properties fo:font-variant="normal" fo:text-transform="none" fo:color="#000000" style:font-name="Source Code Pro" fo:font-size="14pt" fo:letter-spacing="normal" fo:font-style="normal" fo:font-weight="normal"/>
    </style:style>
    <style:style style:name="P70" style:family="paragraph" style:parent-style-name="Preformatted_20_Text">
      <style:paragraph-properties fo:margin-left="0in" fo:margin-right="0in" fo:margin-top="0in" fo:margin-bottom="0in" loext:contextual-spacing="false" fo:orphans="2" fo:widows="2" fo:text-indent="0in" style:auto-text-indent="false" fo:padding="0.0193in" fo:border="0.06pt solid #dddddd"/>
      <style:text-properties fo:font-variant="normal" fo:text-transform="none" fo:color="#000000" fo:letter-spacing="normal"/>
    </style:style>
    <style:style style:name="P71" style:family="paragraph" style:parent-style-name="Preformatted_20_Text">
      <style:paragraph-properties fo:margin-left="0in" fo:margin-right="0in" fo:margin-top="0in" fo:margin-bottom="0in" loext:contextual-spacing="false" fo:orphans="2" fo:widows="2" fo:text-indent="0in" style:auto-text-indent="false" fo:padding="0.0193in" fo:border="0.06pt solid #dddddd"/>
      <style:text-properties fo:font-variant="normal" fo:text-transform="none" fo:color="#0000ff" style:font-name="Source Code Pro" fo:font-size="14pt" fo:letter-spacing="normal" fo:font-style="normal" fo:font-weight="normal" loext:padding="0in" loext:border="none"/>
    </style:style>
    <style:style style:name="P72" style:family="paragraph" style:parent-style-name="Preformatted_20_Text">
      <style:paragraph-properties fo:margin-top="0in" fo:margin-bottom="0in" loext:contextual-spacing="false" fo:orphans="2" fo:widows="2" fo:padding="0.0193in" fo:border="0.06pt solid #dddddd"/>
    </style:style>
    <style:style style:name="P73" style:family="paragraph" style:parent-style-name="Preformatted_20_Text">
      <style:paragraph-properties fo:margin-top="0in" fo:margin-bottom="0in" loext:contextual-spacing="false" fo:orphans="2" fo:widows="2" fo:padding="0.0193in" fo:border="0.06pt solid #dddddd"/>
      <style:text-properties officeooo:paragraph-rsid="00172d6e"/>
    </style:style>
    <style:style style:name="P74" style:family="paragraph" style:parent-style-name="Preformatted_20_Text">
      <style:paragraph-properties fo:margin-top="0in" fo:margin-bottom="0in" loext:contextual-spacing="false" fo:orphans="2" fo:widows="2" fo:padding="0.0193in" fo:border="0.06pt solid #dddddd"/>
      <style:text-properties fo:font-variant="normal" fo:text-transform="none" fo:color="#000000" style:font-name="Source Code Pro" fo:font-size="14pt" fo:letter-spacing="normal" fo:font-style="normal" fo:font-weight="normal"/>
    </style:style>
    <style:style style:name="P75" style:family="paragraph" style:parent-style-name="Preformatted_20_Text">
      <style:paragraph-properties fo:margin-top="0in" fo:margin-bottom="0in" loext:contextual-spacing="false" fo:orphans="2" fo:widows="2" fo:padding="0.0193in" fo:border="0.06pt solid #dddddd"/>
      <style:text-properties fo:font-variant="normal" fo:text-transform="none" fo:color="#000000" fo:letter-spacing="normal"/>
    </style:style>
    <style:style style:name="P76" style:family="paragraph" style:parent-style-name="Preformatted_20_Text">
      <loext:graphic-properties draw:fill="solid" draw:fill-color="#f0f0f0" draw:opacity="100%"/>
      <style:paragraph-properties fo:margin-top="0in" fo:margin-bottom="0in" loext:contextual-spacing="false" fo:orphans="2" fo:widows="2" fo:background-color="#f0f0f0" fo:padding="0in" fo:border="none"/>
      <style:text-properties fo:font-variant="normal" fo:text-transform="none" fo:color="#000000" style:font-name="Source Code Pro" fo:font-size="14pt" fo:letter-spacing="normal" fo:font-style="normal" fo:font-weight="normal"/>
    </style:style>
    <style:style style:name="P77" style:family="paragraph" style:parent-style-name="Heading_20_3">
      <style:text-properties fo:font-variant="normal" fo:text-transform="none" fo:color="#222222" style:font-name="PT Serif" fo:font-size="13pt" fo:letter-spacing="normal" fo:font-style="normal" fo:font-weight="bold" officeooo:rsid="000b067e" officeooo:paragraph-rsid="000b067e" style:font-size-asian="13pt" style:font-size-complex="13pt"/>
    </style:style>
    <style:style style:name="P78" style:family="paragraph" style:parent-style-name="Heading_20_3">
      <style:text-properties officeooo:paragraph-rsid="0006cfb8"/>
    </style:style>
    <style:style style:name="T1" style:family="text">
      <style:text-properties style:text-underline-style="none" officeooo:rsid="0012bb93" style:font-size-asian="13pt" style:font-weight-asian="normal" style:font-size-complex="13pt" style:font-weight-complex="normal" loext:padding="0in" loext:border="none"/>
    </style:style>
    <style:style style:name="T2" style:family="text">
      <style:text-properties style:text-underline-style="none" style:font-size-asian="13pt" style:font-weight-asian="normal" style:font-size-complex="13pt" style:font-weight-complex="normal" loext:padding="0in" loext:border="none"/>
    </style:style>
    <style:style style:name="T3" style:family="text">
      <style:text-properties style:text-underline-style="none" officeooo:rsid="00166f5d" style:font-size-asian="13pt" style:font-weight-asian="normal" style:font-size-complex="13pt" style:font-weight-complex="normal" loext:padding="0in" loext:border="none"/>
    </style:style>
    <style:style style:name="T4" style:family="text">
      <style:text-properties style:text-underline-style="none" officeooo:rsid="00166f5d" style:font-size-asian="13pt" style:font-size-complex="13pt" loext:padding="0in" loext:border="none"/>
    </style:style>
    <style:style style:name="T5" style:family="text">
      <style:text-properties style:font-name="PT Serif" fo:font-size="13.5pt" fo:font-style="normal" fo:font-weight="normal"/>
    </style:style>
    <style:style style:name="T6" style:family="text">
      <style:text-properties style:font-name="PT Serif" fo:font-size="13.5pt" fo:font-style="normal" fo:font-weight="normal" officeooo:rsid="00045894"/>
    </style:style>
    <style:style style:name="T7" style:family="text">
      <style:text-properties style:font-name="PT Serif" fo:font-size="13.5pt" fo:font-style="normal" style:text-underline-style="none" fo:font-weight="normal" officeooo:rsid="00045894" style:font-size-asian="11.3500003814697pt" style:font-weight-asian="normal" style:font-size-complex="13pt" style:font-weight-complex="normal"/>
    </style:style>
    <style:style style:name="T8" style:family="text">
      <style:text-properties style:font-name="PT Serif" fo:font-size="13.5pt" fo:font-style="normal" fo:font-weight="bold"/>
    </style:style>
    <style:style style:name="T9" style:family="text">
      <style:text-properties style:font-name="Menlo" officeooo:rsid="00045894"/>
    </style:style>
    <style:style style:name="T10" style:family="text">
      <style:text-properties style:font-name="Menlo" fo:font-size="13pt" fo:font-style="normal" style:text-underline-style="none" fo:font-weight="normal" officeooo:rsid="00045894" style:font-size-asian="11.3500003814697pt" style:font-weight-asian="normal" style:font-size-complex="13pt" style:font-weight-complex="normal"/>
    </style:style>
    <style:style style:name="T11" style:family="text">
      <style:text-properties fo:font-size="13.5pt" style:text-underline-style="solid" style:text-underline-width="auto" style:text-underline-color="font-color" officeooo:rsid="0001508d" style:font-size-asian="12.25pt" style:font-weight-asian="bold" style:font-size-complex="14pt" style:font-weight-complex="bold"/>
    </style:style>
    <style:style style:name="T12" style:family="text">
      <style:text-properties fo:font-size="13.5pt" style:text-underline-style="none" fo:font-weight="normal" officeooo:rsid="0001508d" style:font-size-asian="12.25pt" style:font-weight-asian="normal" style:font-size-complex="14pt" style:font-weight-complex="normal"/>
    </style:style>
    <style:style style:name="T13" style:family="text">
      <style:text-properties fo:font-size="13.5pt" officeooo:rsid="00045894"/>
    </style:style>
    <style:style style:name="T14" style:family="text">
      <style:text-properties fo:color="#222222" style:font-name="PT Serif" fo:font-size="13.5pt"/>
    </style:style>
    <style:style style:name="T15" style:family="text">
      <style:text-properties fo:color="#222222" style:font-name="PT Serif" fo:font-size="13.5pt" officeooo:rsid="00033645"/>
    </style:style>
    <style:style style:name="T16" style:family="text">
      <style:text-properties fo:color="#222222" style:font-name="PT Serif" fo:font-size="13.5pt" officeooo:rsid="0003e058"/>
    </style:style>
    <style:style style:name="T17" style:family="text">
      <style:text-properties fo:color="#222222" style:font-name="PT Serif" fo:font-size="13.5pt" fo:background-color="#ffffff" loext:char-shading-value="0" style:font-size-asian="13pt" style:font-size-complex="13pt" loext:padding="0in" loext:border="none"/>
    </style:style>
    <style:style style:name="T18" style:family="text">
      <style:text-properties fo:color="#222222" style:font-name="PT Serif" fo:font-size="13.5pt" officeooo:rsid="000861c7"/>
    </style:style>
    <style:style style:name="T19" style:family="text">
      <style:text-properties fo:color="#222222" style:font-name="PT Serif" fo:font-size="13.5pt" style:text-underline-style="none" officeooo:rsid="000b067e" style:font-size-asian="13pt" style:font-weight-asian="bold" style:font-size-complex="13pt" style:font-weight-complex="bold" loext:padding="0in" loext:border="none"/>
    </style:style>
    <style:style style:name="T20" style:family="text">
      <style:text-properties fo:color="#222222" style:font-name="PT Serif" fo:font-size="13.5pt" fo:letter-spacing="normal" fo:font-style="italic" style:text-underline-style="none" fo:font-weight="normal" officeooo:rsid="000b067e" style:font-size-asian="13pt" style:font-size-complex="13pt" loext:padding="0in" loext:border="none"/>
    </style:style>
    <style:style style:name="T21" style:family="text">
      <style:text-properties fo:color="#555555" style:font-name="Menlo" fo:font-size="13.5pt" fo:background-color="#ffffff" loext:char-shading-value="0" loext:padding="0.0193in" loext:border="0.06pt solid #dddddd"/>
    </style:style>
    <style:style style:name="T22" style:family="text">
      <style:text-properties fo:color="#555555" style:font-name="Menlo" fo:font-size="13pt" fo:font-style="normal" style:text-underline-style="none" fo:font-weight="normal" officeooo:rsid="00045894" fo:background-color="#ffffff" loext:char-shading-value="0" style:font-size-asian="11.3500003814697pt" style:font-weight-asian="normal" style:font-size-complex="13pt" style:font-weight-complex="normal" loext:padding="0.0193in" loext:border="0.06pt solid #dddddd"/>
    </style:style>
    <style:style style:name="T23" style:family="text">
      <style:text-properties fo:font-variant="normal" fo:text-transform="none" fo:color="#222222" style:font-name="PT Serif" fo:font-size="13.5pt" fo:letter-spacing="normal" fo:font-style="normal" fo:font-weight="normal"/>
    </style:style>
    <style:style style:name="T24" style:family="text">
      <style:text-properties fo:font-variant="normal" fo:text-transform="none" fo:color="#222222" style:font-name="PT Serif" fo:font-size="13.5pt" fo:letter-spacing="normal" fo:font-style="normal" fo:font-weight="normal" loext:padding="0in" loext:border="none"/>
    </style:style>
    <style:style style:name="T25" style:family="text">
      <style:text-properties fo:font-variant="normal" fo:text-transform="none" fo:color="#222222" style:font-name="PT Serif" fo:font-size="13.5pt" fo:letter-spacing="normal" fo:font-style="normal" fo:font-weight="normal" officeooo:rsid="0001508d"/>
    </style:style>
    <style:style style:name="T26" style:family="text">
      <style:text-properties fo:font-variant="normal" fo:text-transform="none" fo:color="#222222" style:font-name="PT Serif" fo:font-size="13.5pt" fo:letter-spacing="normal" fo:font-style="normal" fo:font-weight="normal" officeooo:rsid="00033645"/>
    </style:style>
    <style:style style:name="T27" style:family="text">
      <style:text-properties fo:font-variant="normal" fo:text-transform="none" fo:color="#222222" style:font-name="PT Serif" fo:font-size="13.5pt" fo:letter-spacing="normal" fo:font-style="normal" fo:font-weight="normal" style:font-weight-asian="normal" style:font-weight-complex="normal"/>
    </style:style>
    <style:style style:name="T28" style:family="text">
      <style:text-properties fo:font-variant="normal" fo:text-transform="none" fo:color="#222222" style:font-name="PT Serif" fo:font-size="13.5pt" fo:letter-spacing="normal" fo:font-style="normal" fo:font-weight="normal" officeooo:rsid="001d16c3" style:font-size-asian="12.25pt" style:font-size-complex="14pt"/>
    </style:style>
    <style:style style:name="T29" style:family="text">
      <style:text-properties fo:font-variant="normal" fo:text-transform="none" fo:color="#222222" style:font-name="PT Serif" fo:font-size="13.5pt" fo:letter-spacing="normal" fo:font-style="normal" style:text-underline-style="none" fo:font-weight="normal" officeooo:rsid="0001508d" style:font-size-asian="12.25pt" style:font-weight-asian="normal" style:font-size-complex="14pt" style:font-weight-complex="normal"/>
    </style:style>
    <style:style style:name="T30" style:family="text">
      <style:text-properties fo:font-variant="normal" fo:text-transform="none" fo:color="#222222" style:font-name="PT Serif" fo:font-size="13.5pt" fo:letter-spacing="normal" fo:font-style="normal" style:text-underline-style="none" fo:font-weight="normal" officeooo:rsid="000b067e" style:font-size-asian="13pt" style:font-size-complex="13pt" loext:padding="0in" loext:border="none"/>
    </style:style>
    <style:style style:name="T31" style:family="text">
      <style:text-properties fo:font-variant="normal" fo:text-transform="none" fo:color="#222222" style:font-name="PT Serif" fo:font-size="13.5pt" fo:letter-spacing="normal" fo:font-style="normal" style:text-underline-style="none" fo:font-weight="normal" officeooo:rsid="000b067e" style:font-size-asian="13pt" style:font-weight-asian="bold" style:font-size-complex="13pt" style:font-weight-complex="bold" loext:padding="0in" loext:border="none"/>
    </style:style>
    <style:style style:name="T32" style:family="text">
      <style:text-properties fo:font-variant="normal" fo:text-transform="none" fo:color="#222222" style:font-name="PT Serif" fo:font-size="13.5pt" fo:letter-spacing="normal" fo:font-style="normal" style:text-underline-style="none" fo:font-weight="normal" style:font-size-asian="13pt" style:font-weight-asian="bold" style:font-size-complex="13pt" style:font-weight-complex="bold" loext:padding="0in" loext:border="none"/>
    </style:style>
    <style:style style:name="T33" style:family="text">
      <style:text-properties fo:font-variant="normal" fo:text-transform="none" fo:color="#222222" style:font-name="PT Serif" fo:font-size="13.5pt" fo:letter-spacing="normal" fo:font-style="normal" fo:font-weight="bold" officeooo:rsid="0003e058" style:font-size-asian="13pt" style:font-size-complex="13pt"/>
    </style:style>
    <style:style style:name="T34" style:family="text">
      <style:text-properties fo:font-variant="normal" fo:text-transform="none" fo:color="#222222" style:font-name="PT Serif" fo:font-size="13.5pt" fo:letter-spacing="normal" fo:font-style="normal" fo:font-weight="bold" officeooo:rsid="0003e058" style:font-size-asian="13pt" style:font-size-complex="13pt" loext:padding="0in" loext:border="none"/>
    </style:style>
    <style:style style:name="T35" style:family="text">
      <style:text-properties fo:font-variant="normal" fo:text-transform="none" fo:color="#222222" style:font-name="PT Serif" fo:font-size="13.5pt" fo:letter-spacing="normal" fo:font-style="italic" fo:font-weight="normal" officeooo:rsid="00045894" style:font-size-asian="13pt" style:font-size-complex="13pt" loext:padding="0in" loext:border="none"/>
    </style:style>
    <style:style style:name="T36" style:family="text">
      <style:text-properties fo:font-variant="normal" fo:text-transform="none" fo:color="#222222" style:font-name="PT Serif" fo:font-size="13.5pt" fo:letter-spacing="normal" fo:font-style="italic" style:text-underline-style="none" fo:font-weight="normal" officeooo:rsid="000b067e" style:font-size-asian="13pt" style:font-weight-asian="bold" style:font-size-complex="13pt" style:font-weight-complex="bold" loext:padding="0in" loext:border="none"/>
    </style:style>
    <style:style style:name="T37" style:family="text">
      <style:text-properties fo:font-variant="normal" fo:text-transform="none" fo:color="#222222" style:font-name="PT Serif" fo:letter-spacing="normal" fo:font-style="normal" style:text-underline-style="none" fo:font-weight="normal" style:font-weight-asian="normal" style:font-weight-complex="normal"/>
    </style:style>
    <style:style style:name="T38" style:family="text">
      <style:text-properties fo:font-variant="normal" fo:text-transform="none" fo:color="#222222" style:font-name="PT Serif" fo:font-size="13pt" fo:letter-spacing="normal" fo:font-style="normal" style:text-underline-style="none" fo:font-weight="bold" officeooo:rsid="0006cfb8" style:font-size-asian="11.3500003814697pt" style:font-weight-asian="normal" style:font-size-complex="13pt" style:font-weight-complex="normal"/>
    </style:style>
    <style:style style:name="T39" style:family="text">
      <style:text-properties fo:font-variant="normal" fo:text-transform="none" fo:color="#222222" style:font-name="Menlo" fo:font-size="13.5pt" fo:letter-spacing="normal" fo:font-style="normal" fo:font-weight="bold" officeooo:rsid="0003e058" style:font-size-asian="13pt" style:font-size-complex="13pt" loext:padding="0in" loext:border="none"/>
    </style:style>
    <style:style style:name="T40" style:family="text">
      <style:text-properties fo:font-variant="normal" fo:text-transform="none" fo:color="#222222" style:font-name="inherit" fo:font-size="13pt" fo:letter-spacing="normal" fo:font-style="normal" style:text-underline-style="none" fo:font-weight="bold" officeooo:rsid="000b067e" style:font-size-asian="13pt" style:font-weight-asian="bold" style:font-size-complex="13pt" style:font-weight-complex="bold" loext:padding="0in" loext:border="none"/>
    </style:style>
    <style:style style:name="T41" style:family="text">
      <style:text-properties fo:font-variant="normal" fo:text-transform="none" fo:color="#222222" fo:letter-spacing="normal"/>
    </style:style>
    <style:style style:name="T42" style:family="text">
      <style:text-properties fo:font-variant="normal" fo:text-transform="none" fo:color="#555555" style:font-name="Menlo" fo:font-size="13.5pt" fo:letter-spacing="normal" fo:font-style="normal" fo:font-weight="normal" fo:background-color="#ffffff" loext:char-shading-value="0" loext:padding="0.0193in" loext:border="0.06pt solid #dddddd"/>
    </style:style>
    <style:style style:name="T43" style:family="text">
      <style:text-properties fo:font-variant="normal" fo:text-transform="none" fo:color="#555555" style:font-name="Menlo" fo:letter-spacing="normal" fo:font-style="normal" fo:font-weight="normal" fo:background-color="#ffffff" loext:char-shading-value="0" loext:padding="0.0193in" loext:border="0.06pt solid #dddddd"/>
    </style:style>
    <style:style style:name="T44" style:family="text">
      <style:text-properties fo:font-variant="normal" fo:text-transform="none" fo:color="#555555" style:font-name="Menlo" fo:font-size="13pt" fo:letter-spacing="normal" fo:font-style="normal" style:text-underline-style="none" fo:font-weight="normal" officeooo:rsid="000b067e" fo:background-color="#ffffff" loext:char-shading-value="0" style:font-size-asian="13pt" style:font-weight-asian="bold" style:font-size-complex="13pt" style:font-weight-complex="bold" loext:padding="0.0193in" loext:border="0.06pt solid #dddddd"/>
    </style:style>
    <style:style style:name="T45" style:family="text">
      <style:text-properties fo:font-variant="normal" fo:text-transform="none" fo:color="#1b4219" style:font-name="inherit" fo:font-size="13.5pt" fo:letter-spacing="normal" fo:font-style="normal" fo:font-weight="normal" fo:background-color="#fd4e4e" loext:char-shading-value="0" loext:padding="0in" loext:border="none"/>
    </style:style>
    <style:style style:name="T46" style:family="text">
      <style:text-properties fo:font-variant="normal" fo:text-transform="none" fo:color="#1b4219" style:font-name="inherit" fo:font-size="13.5pt" fo:letter-spacing="normal" fo:font-style="normal" fo:font-weight="normal" fo:background-color="#f3bb55" loext:char-shading-value="0" loext:padding="0in" loext:border="none"/>
    </style:style>
    <style:style style:name="T47" style:family="text">
      <style:text-properties fo:font-variant="normal" fo:text-transform="none" fo:color="#1b4219" style:font-name="inherit" fo:font-size="13.5pt" fo:letter-spacing="normal" fo:font-style="normal" fo:font-weight="normal" fo:background-color="#b5b5b5" loext:char-shading-value="0" loext:padding="0in" loext:border="none"/>
    </style:style>
    <style:style style:name="T48" style:family="text">
      <style:text-properties fo:font-variant="normal" fo:text-transform="none" fo:color="#ffffff" style:font-name="inherit" fo:font-size="9.75pt" fo:letter-spacing="normal" fo:font-style="normal" fo:font-weight="normal" officeooo:rsid="0003e058" loext:padding="0in" loext:border="none"/>
    </style:style>
    <style:style style:name="T49" style:family="text">
      <style:text-properties fo:font-variant="normal" fo:text-transform="none" style:font-name="inherit" fo:font-size="13pt" fo:letter-spacing="normal" fo:font-style="normal" fo:font-weight="normal" officeooo:rsid="0003e058" style:font-size-asian="13pt" style:font-size-complex="13pt" loext:padding="0in" loext:border="none"/>
    </style:style>
    <style:style style:name="T50" style:family="text">
      <style:text-properties fo:font-variant="normal" fo:text-transform="none" fo:color="#000000" style:font-name="inherit" fo:font-size="13pt" fo:letter-spacing="normal" fo:font-style="normal" fo:font-weight="normal" officeooo:rsid="0003e058" style:font-size-asian="13pt" style:font-size-complex="13pt" loext:padding="0in" loext:border="none"/>
    </style:style>
    <style:style style:name="T51" style:family="text">
      <style:text-properties fo:font-variant="normal" fo:text-transform="none" fo:color="#000000" style:font-name="inherit" fo:font-size="13pt" fo:letter-spacing="normal" fo:font-style="normal" fo:font-weight="normal" officeooo:rsid="00045894" style:font-size-asian="13pt" style:font-size-complex="13pt" loext:padding="0in" loext:border="none"/>
    </style:style>
    <style:style style:name="T52" style:family="text">
      <style:text-properties fo:font-variant="normal" fo:text-transform="none" fo:color="#000000" style:font-name="inherit" fo:font-size="13pt" fo:letter-spacing="normal" fo:font-style="normal" style:text-underline-style="none" fo:font-weight="normal" officeooo:rsid="000b067e" style:font-size-asian="13pt" style:font-weight-asian="normal" style:font-size-complex="13pt" style:font-weight-complex="normal" loext:padding="0in" loext:border="none"/>
    </style:style>
    <style:style style:name="T53" style:family="text">
      <style:text-properties fo:font-variant="normal" fo:text-transform="none" fo:color="#000000" style:font-name="inherit" fo:font-size="13pt" fo:letter-spacing="normal" fo:font-style="normal" style:text-underline-style="none" fo:font-weight="normal" style:font-size-asian="13pt" style:font-weight-asian="normal" style:font-size-complex="13pt" style:font-weight-complex="normal" loext:padding="0in" loext:border="none"/>
    </style:style>
    <style:style style:name="T54" style:family="text">
      <style:text-properties fo:font-variant="normal" fo:text-transform="none" fo:color="#000000" style:font-name="inherit" fo:font-size="13pt" fo:letter-spacing="normal" fo:font-style="normal" style:text-underline-style="none" fo:font-weight="normal" officeooo:rsid="0012bb93" style:font-size-asian="13pt" style:font-weight-asian="normal" style:font-size-complex="13pt" style:font-weight-complex="normal" loext:padding="0in" loext:border="none"/>
    </style:style>
    <style:style style:name="T55" style:family="text">
      <style:text-properties fo:font-variant="normal" fo:text-transform="none" fo:color="#000000" style:font-name="inherit" fo:font-size="13pt" fo:letter-spacing="normal" fo:font-style="normal" style:text-underline-style="none" officeooo:rsid="000b067e" style:font-size-asian="13pt" style:font-size-complex="13pt" loext:padding="0in" loext:border="none"/>
    </style:style>
    <style:style style:name="T56" style:family="text">
      <style:text-properties fo:font-variant="normal" fo:text-transform="none" fo:color="#000000" style:font-name="inherit" fo:font-size="13pt" fo:letter-spacing="normal" fo:font-style="normal" style:text-underline-style="none" style:font-size-asian="13pt" style:font-size-complex="13pt" loext:padding="0in" loext:border="none"/>
    </style:style>
    <style:style style:name="T57" style:family="text">
      <style:text-properties fo:font-variant="normal" fo:text-transform="none" fo:color="#000000" style:font-name="inherit" fo:font-size="13pt" fo:letter-spacing="normal" fo:font-style="normal" style:text-underline-style="none" fo:font-weight="bold" officeooo:rsid="000b067e" style:font-size-asian="13pt" style:font-weight-asian="bold" style:font-size-complex="13pt" style:font-weight-complex="bold" loext:padding="0in" loext:border="none"/>
    </style:style>
    <style:style style:name="T58" style:family="text">
      <style:text-properties fo:font-variant="normal" fo:text-transform="none" fo:color="#000000" style:font-name="Menlo" fo:font-size="15pt" fo:letter-spacing="normal" fo:font-style="normal" style:text-underline-style="solid" style:text-underline-width="auto" style:text-underline-color="font-color" fo:font-weight="bold" officeooo:rsid="000500fc" style:font-size-asian="13.1000003814697pt" style:font-weight-asian="bold" style:font-size-complex="15pt" style:font-weight-complex="bold"/>
    </style:style>
    <style:style style:name="T59" style:family="text">
      <style:text-properties fo:font-variant="normal" fo:text-transform="none" fo:color="#000000" style:font-name="Source Code Pro" fo:font-size="13pt" fo:letter-spacing="normal" fo:font-style="normal" style:text-underline-style="none" fo:font-weight="normal" fo:background-color="#dddddd" loext:char-shading-value="0" style:font-size-asian="13pt" style:font-weight-asian="normal" style:font-size-complex="13pt" style:font-weight-complex="normal" loext:padding="0in" loext:border="none"/>
    </style:style>
    <style:style style:name="T60" style:family="text">
      <style:text-properties fo:font-variant="normal" fo:text-transform="none" fo:color="#000000" style:font-name="Source Code Pro" fo:font-size="13pt" fo:letter-spacing="normal" fo:font-style="normal" style:text-underline-style="none" fo:font-weight="normal" style:font-size-asian="13pt" style:font-weight-asian="normal" style:font-size-complex="13pt" style:font-weight-complex="normal" loext:padding="0in" loext:border="none"/>
    </style:style>
    <style:style style:name="T61" style:family="text">
      <style:text-properties fo:font-variant="normal" fo:text-transform="none" fo:color="#000000" style:font-name="Source Code Pro" fo:font-size="14pt" fo:letter-spacing="normal" fo:font-style="normal" style:text-underline-style="none" fo:font-weight="normal" officeooo:rsid="0012bb93" style:font-size-asian="13pt" style:font-weight-asian="normal" style:font-size-complex="13pt" style:font-weight-complex="normal" loext:padding="0in" loext:border="none"/>
    </style:style>
    <style:style style:name="T62" style:family="text">
      <style:text-properties fo:font-variant="normal" fo:text-transform="none" fo:color="#000000" style:font-name="Source Code Pro" fo:font-size="14pt" fo:letter-spacing="normal" fo:font-style="normal" style:text-underline-style="none" fo:font-weight="normal" style:font-size-asian="13pt" style:font-weight-asian="normal" style:font-size-complex="13pt" style:font-weight-complex="normal" loext:padding="0in" loext:border="none"/>
    </style:style>
    <style:style style:name="T63" style:family="text">
      <style:text-properties fo:font-variant="normal" fo:text-transform="none" fo:color="#000000" style:font-name="Source Code Pro" fo:font-size="14pt" fo:letter-spacing="normal" fo:font-style="normal" style:text-underline-style="none" fo:font-weight="normal" officeooo:rsid="000b067e" style:font-size-asian="13pt" style:font-weight-asian="normal" style:font-size-complex="13pt" style:font-weight-complex="normal" loext:padding="0in" loext:border="none"/>
    </style:style>
    <style:style style:name="T64" style:family="text">
      <style:text-properties fo:font-variant="normal" fo:text-transform="none" fo:color="#000000" style:font-name="Source Code Pro" fo:font-size="14pt" fo:letter-spacing="normal" fo:font-style="normal" style:text-underline-style="none" fo:font-weight="normal" style:font-size-asian="13pt" style:font-size-complex="13pt" loext:padding="0in" loext:border="none"/>
    </style:style>
    <style:style style:name="T65" style:family="text">
      <style:text-properties fo:font-variant="normal" fo:text-transform="none" fo:color="#000000" style:font-name="Source Code Pro" fo:font-size="14pt" fo:letter-spacing="normal" fo:font-style="normal" style:text-underline-style="none" fo:font-weight="bold" officeooo:rsid="000b067e" style:font-size-asian="13pt" style:font-weight-asian="bold" style:font-size-complex="13pt" style:font-weight-complex="bold" loext:padding="0in" loext:border="none"/>
    </style:style>
    <style:style style:name="T66" style:family="text">
      <style:text-properties fo:font-variant="normal" fo:text-transform="none" fo:color="#000000" style:font-name="Source Code Pro" fo:font-size="14pt" fo:letter-spacing="normal" fo:font-style="normal" fo:font-weight="normal"/>
    </style:style>
    <style:style style:name="T67" style:family="text">
      <style:text-properties fo:font-variant="normal" fo:text-transform="none" fo:color="#000000" style:font-name="Source Code Pro" fo:font-size="14pt" fo:letter-spacing="normal" fo:font-style="normal" fo:font-weight="normal" loext:padding="0in" loext:border="none"/>
    </style:style>
    <style:style style:name="T68" style:family="text">
      <style:text-properties fo:font-variant="normal" fo:text-transform="none" fo:color="#000000" style:font-name="Source Code Pro" fo:font-size="14pt" fo:letter-spacing="normal" fo:font-style="normal" fo:font-weight="normal" officeooo:rsid="00172d6e" style:font-size-asian="13pt" style:font-size-complex="13pt"/>
    </style:style>
    <style:style style:name="T69" style:family="text">
      <style:text-properties fo:font-variant="normal" fo:text-transform="none" fo:color="#000000" style:font-name="Source Code Pro" fo:font-size="14pt" fo:letter-spacing="normal" fo:font-style="normal" fo:font-weight="normal" officeooo:rsid="00172d6e" style:font-size-asian="13pt" style:font-size-complex="13pt" loext:padding="0in" loext:border="none"/>
    </style:style>
    <style:style style:name="T70" style:family="text">
      <style:text-properties fo:font-variant="normal" fo:text-transform="none" fo:color="#000000" style:font-name="Source Code Pro" fo:font-size="14pt" fo:letter-spacing="normal" fo:font-style="normal" fo:font-weight="normal" officeooo:rsid="00191aee" style:font-size-asian="13pt" style:font-size-complex="13pt"/>
    </style:style>
    <style:style style:name="T71" style:family="text">
      <style:text-properties fo:font-variant="normal" fo:text-transform="none" fo:color="#000000" style:font-name="Source Code Pro" fo:font-size="14pt" fo:letter-spacing="normal" fo:font-style="normal" fo:font-weight="normal" officeooo:rsid="00172d6e"/>
    </style:style>
    <style:style style:name="T72" style:family="text">
      <style:text-properties fo:font-variant="normal" fo:text-transform="none" fo:color="#000000" style:font-name="palatino" fo:font-size="14pt" fo:letter-spacing="normal" fo:font-style="normal" style:text-underline-style="none" fo:font-weight="normal" officeooo:rsid="0012bb93" style:font-size-asian="13pt" style:font-weight-asian="normal" style:font-size-complex="13pt" style:font-weight-complex="normal" loext:padding="0in" loext:border="none"/>
    </style:style>
    <style:style style:name="T73" style:family="text">
      <style:text-properties fo:font-variant="normal" fo:text-transform="none" fo:color="#000000" style:font-name="palatino" fo:font-size="14pt" fo:letter-spacing="normal" fo:font-style="normal" style:text-underline-style="none" fo:font-weight="normal" style:font-size-asian="13pt" style:font-weight-asian="normal" style:font-size-complex="13pt" style:font-weight-complex="normal" loext:padding="0in" loext:border="none"/>
    </style:style>
    <style:style style:name="T74" style:family="text">
      <style:text-properties fo:font-variant="normal" fo:text-transform="none" fo:color="#000000" style:font-name="palatino" fo:font-size="14pt" fo:letter-spacing="normal" fo:font-style="normal" style:text-underline-style="none" fo:font-weight="normal" officeooo:rsid="00166f5d" style:font-size-asian="13pt" style:font-weight-asian="normal" style:font-size-complex="13pt" style:font-weight-complex="normal" loext:padding="0in" loext:border="none"/>
    </style:style>
    <style:style style:name="T75" style:family="text">
      <style:text-properties fo:font-variant="normal" fo:text-transform="none" fo:color="#000000" style:font-name="palatino" fo:font-size="14pt" fo:letter-spacing="normal" fo:font-style="normal" style:text-underline-style="none" fo:font-weight="normal" officeooo:rsid="000b067e" style:font-size-asian="13pt" style:font-weight-asian="normal" style:font-size-complex="13pt" style:font-weight-complex="normal" loext:padding="0in" loext:border="none"/>
    </style:style>
    <style:style style:name="T76" style:family="text">
      <style:text-properties fo:font-variant="normal" fo:text-transform="none" fo:color="#000000" style:font-name="palatino" fo:font-size="14pt" fo:letter-spacing="normal" fo:font-style="normal" style:text-underline-style="none" fo:font-weight="normal" style:font-size-asian="13pt" style:font-size-complex="13pt" loext:padding="0in" loext:border="none"/>
    </style:style>
    <style:style style:name="T77" style:family="text">
      <style:text-properties fo:font-variant="normal" fo:text-transform="none" fo:color="#000000" style:font-name="palatino" fo:font-size="14pt" fo:letter-spacing="normal" fo:font-style="normal" style:text-underline-style="none" style:font-size-asian="13pt" style:font-size-complex="13pt" loext:padding="0in" loext:border="none"/>
    </style:style>
    <style:style style:name="T78" style:family="text">
      <style:text-properties fo:font-variant="normal" fo:text-transform="none" fo:color="#000000" style:font-name="palatino" fo:font-size="14pt" fo:letter-spacing="normal" fo:font-style="normal" style:text-underline-style="none" officeooo:rsid="00166f5d" style:font-size-asian="13pt" style:font-size-complex="13pt" loext:padding="0in" loext:border="none"/>
    </style:style>
    <style:style style:name="T79" style:family="text">
      <style:text-properties fo:font-variant="normal" fo:text-transform="none" fo:color="#000000" style:font-name="palatino" fo:font-size="14pt" fo:letter-spacing="normal" fo:font-style="normal" style:text-underline-style="none" officeooo:rsid="00166f5d" style:font-size-asian="13pt" style:font-weight-asian="bold" style:font-size-complex="13pt" style:font-weight-complex="bold" loext:padding="0in" loext:border="none"/>
    </style:style>
    <style:style style:name="T80" style:family="text">
      <style:text-properties fo:font-variant="normal" fo:text-transform="none" fo:color="#000000" style:font-name="palatino" fo:font-size="14pt" fo:letter-spacing="normal" fo:font-style="normal" style:text-underline-style="none" officeooo:rsid="00166f5d" style:font-size-asian="13pt" style:font-weight-asian="normal" style:font-size-complex="13pt" style:font-weight-complex="normal" loext:padding="0in" loext:border="none"/>
    </style:style>
    <style:style style:name="T81" style:family="text">
      <style:text-properties fo:font-variant="normal" fo:text-transform="none" fo:color="#000000" style:font-name="palatino" fo:font-size="14pt" fo:letter-spacing="normal" fo:font-style="normal" style:text-underline-style="none" fo:font-weight="bold" officeooo:rsid="000b067e" style:font-size-asian="13pt" style:font-weight-asian="bold" style:font-size-complex="13pt" style:font-weight-complex="bold" loext:padding="0in" loext:border="none"/>
    </style:style>
    <style:style style:name="T82" style:family="text">
      <style:text-properties fo:font-variant="normal" fo:text-transform="none" fo:color="#000000" style:font-name="palatino" fo:font-size="14pt" fo:letter-spacing="normal" fo:font-style="normal" fo:font-weight="normal"/>
    </style:style>
    <style:style style:name="T83" style:family="text">
      <style:text-properties fo:font-variant="normal" fo:text-transform="none" fo:color="#000000" style:font-name="palatino" fo:font-size="14pt" fo:letter-spacing="normal" fo:font-style="normal" fo:font-weight="normal" loext:padding="0in" loext:border="none"/>
    </style:style>
    <style:style style:name="T84" style:family="text">
      <style:text-properties fo:font-variant="normal" fo:text-transform="none" fo:color="#000000" style:font-name="palatino" fo:font-size="14pt" fo:letter-spacing="normal" fo:font-style="normal" fo:font-weight="normal" officeooo:rsid="00172d6e" style:font-size-asian="13pt" style:font-size-complex="13pt"/>
    </style:style>
    <style:style style:name="T85" style:family="text">
      <style:text-properties fo:font-variant="normal" fo:text-transform="none" fo:color="#000000" style:font-name="palatino" fo:font-size="14pt" fo:letter-spacing="normal" fo:font-style="normal" fo:font-weight="normal" officeooo:rsid="001d16c3"/>
    </style:style>
    <style:style style:name="T86" style:family="text">
      <style:text-properties fo:font-variant="normal" fo:text-transform="none" fo:color="#000000" style:font-name="palatino" fo:font-size="14pt" fo:letter-spacing="normal" fo:font-style="normal" fo:font-weight="normal" officeooo:rsid="001d16c3" style:font-size-asian="12.25pt" style:font-size-complex="14pt"/>
    </style:style>
    <style:style style:name="T87" style:family="text">
      <style:text-properties fo:font-variant="normal" fo:text-transform="none" fo:color="#000000" style:font-name="palatino" fo:font-size="14pt" fo:letter-spacing="normal" fo:font-style="normal" fo:font-weight="normal" officeooo:rsid="001ecd51"/>
    </style:style>
    <style:style style:name="T88" style:family="text">
      <style:text-properties fo:font-variant="normal" fo:text-transform="none" fo:color="#000000" style:font-name="palatino" fo:font-size="14pt" fo:letter-spacing="normal" fo:font-style="normal" style:font-size-asian="13pt" style:font-size-complex="13pt" loext:padding="0in" loext:border="none"/>
    </style:style>
    <style:style style:name="T89" style:family="text">
      <style:text-properties fo:font-variant="normal" fo:text-transform="none" fo:color="#000000" style:font-name="palatino" fo:font-size="14pt" fo:letter-spacing="normal" style:text-underline-style="none" fo:font-weight="normal" officeooo:rsid="0012bb93" style:font-size-asian="13pt" style:font-weight-asian="normal" style:font-size-complex="13pt" style:font-weight-complex="normal" loext:padding="0in" loext:border="none"/>
    </style:style>
    <style:style style:name="T90" style:family="text">
      <style:text-properties fo:font-variant="normal" fo:text-transform="none" fo:color="#000000" style:font-name="palatino" fo:font-size="14pt" fo:letter-spacing="normal" style:text-underline-style="none" fo:font-weight="normal" style:font-size-asian="13pt" style:font-weight-asian="normal" style:font-size-complex="13pt" style:font-weight-complex="normal" loext:padding="0in" loext:border="none"/>
    </style:style>
    <style:style style:name="T91" style:family="text">
      <style:text-properties fo:font-variant="normal" fo:text-transform="none" fo:color="#000000" fo:font-size="14pt" fo:letter-spacing="normal" fo:font-style="normal" style:text-underline-style="none" fo:font-weight="normal" style:font-size-asian="13pt" style:font-weight-asian="normal" style:font-size-complex="13pt" style:font-weight-complex="normal" loext:padding="0in" loext:border="none"/>
    </style:style>
    <style:style style:name="T92" style:family="text">
      <style:text-properties fo:font-variant="normal" fo:text-transform="none" fo:color="#000000" fo:letter-spacing="normal"/>
    </style:style>
    <style:style style:name="T93" style:family="text">
      <style:text-properties fo:font-variant="normal" fo:text-transform="none" fo:color="#000000" fo:letter-spacing="normal" officeooo:rsid="00172d6e" style:font-size-asian="13pt" style:font-size-complex="13pt"/>
    </style:style>
    <style:style style:name="T94" style:family="text">
      <style:text-properties fo:font-variant="normal" fo:text-transform="none" style:font-name="Menlo" fo:font-size="13pt" fo:letter-spacing="normal" fo:font-style="normal" fo:font-weight="normal" fo:background-color="transparent" loext:char-shading-value="0" style:font-size-asian="13pt" style:font-size-complex="13pt"/>
    </style:style>
    <style:style style:name="T95" style:family="text">
      <style:text-properties fo:font-variant="normal" fo:text-transform="none" style:font-name="Menlo" fo:font-size="13pt" fo:letter-spacing="normal" fo:font-style="normal" fo:font-weight="normal" style:font-size-asian="13pt" style:font-size-complex="13pt"/>
    </style:style>
    <style:style style:name="T96" style:family="text">
      <style:text-properties fo:font-variant="normal" fo:text-transform="none" style:font-name="Menlo" fo:font-size="13pt" fo:letter-spacing="normal" fo:font-style="normal" fo:font-weight="normal" officeooo:rsid="0003e058" style:font-size-asian="13pt" style:font-size-complex="13pt"/>
    </style:style>
    <style:style style:name="T97" style:family="text">
      <style:text-properties fo:font-variant="normal" fo:text-transform="none" style:font-name="Menlo" fo:font-size="13pt" fo:letter-spacing="normal" fo:font-style="normal" fo:font-weight="normal" officeooo:rsid="00045894" style:font-size-asian="13pt" style:font-size-complex="13pt"/>
    </style:style>
    <style:style style:name="T98" style:family="text">
      <style:text-properties fo:font-variant="normal" fo:text-transform="none" style:font-name="Menlo" fo:font-size="9.75pt" fo:letter-spacing="normal" fo:font-style="normal" fo:font-weight="normal" officeooo:rsid="0003e058" style:font-size-asian="13pt" style:font-size-complex="13pt"/>
    </style:style>
    <style:style style:name="T99" style:family="text">
      <style:text-properties fo:font-variant="normal" fo:text-transform="none" style:font-name="Menlo" fo:letter-spacing="normal" fo:font-style="normal" fo:font-weight="normal" officeooo:rsid="0003e058"/>
    </style:style>
    <style:style style:name="T100" style:family="text">
      <style:text-properties fo:font-variant="normal" fo:text-transform="none" style:font-name="Menlo" fo:letter-spacing="normal" fo:font-style="normal" fo:font-weight="normal" officeooo:rsid="00045894"/>
    </style:style>
    <style:style style:name="T101" style:family="text">
      <style:text-properties fo:font-variant="normal" fo:text-transform="none" style:font-name="Menlo" fo:letter-spacing="normal" fo:font-style="normal" officeooo:rsid="00045894"/>
    </style:style>
    <style:style style:name="T102" style:family="text">
      <style:text-properties fo:font-variant="normal" fo:text-transform="none" fo:color="#007f00" style:font-name="Source Code Pro" fo:font-size="13pt" fo:letter-spacing="normal" fo:font-style="normal" style:text-underline-style="none" fo:font-weight="normal" style:font-size-asian="13pt" style:font-weight-asian="normal" style:font-size-complex="13pt" style:font-weight-complex="normal" loext:padding="0in" loext:border="none"/>
    </style:style>
    <style:style style:name="T103" style:family="text">
      <style:text-properties fo:font-variant="normal" fo:text-transform="none" fo:color="#007f00" style:font-name="Source Code Pro" fo:font-size="14pt" fo:letter-spacing="normal" fo:font-style="normal" fo:font-weight="normal" loext:padding="0in" loext:border="none"/>
    </style:style>
    <style:style style:name="T104" style:family="text">
      <style:text-properties fo:font-variant="normal" fo:text-transform="none" fo:color="#007f00" style:font-name="Source Code Pro" fo:font-size="14pt" fo:letter-spacing="normal" fo:font-style="normal" fo:font-weight="normal" officeooo:rsid="001ecd51" loext:padding="0in" loext:border="none"/>
    </style:style>
    <style:style style:name="T105" style:family="text">
      <style:text-properties fo:font-variant="normal" fo:text-transform="none" fo:color="#007f00" style:font-name="Source Code Pro" fo:font-size="14pt" fo:letter-spacing="normal" fo:font-style="normal" fo:font-weight="normal" officeooo:rsid="00203d69" loext:padding="0in" loext:border="none"/>
    </style:style>
    <style:style style:name="T106" style:family="text">
      <style:text-properties fo:font-variant="normal" fo:text-transform="none" fo:color="#007f00" style:font-name="palatino" fo:font-size="14pt" fo:letter-spacing="normal" fo:font-style="normal" fo:font-weight="normal" officeooo:rsid="001d16c3" loext:padding="0in" loext:border="none"/>
    </style:style>
    <style:style style:name="T107" style:family="text">
      <style:text-properties fo:font-variant="normal" fo:text-transform="none" fo:color="#c02450" style:font-name="Source Code Pro" fo:font-size="13pt" fo:letter-spacing="normal" fo:font-style="normal" style:text-underline-style="none" fo:font-weight="normal" style:font-size-asian="13pt" style:font-weight-asian="normal" style:font-size-complex="13pt" style:font-weight-complex="normal" loext:padding="0in" loext:border="none"/>
    </style:style>
    <style:style style:name="T108" style:family="text">
      <style:text-properties fo:font-variant="normal" fo:text-transform="none" fo:color="#c02450" style:font-name="Source Code Pro" fo:font-size="14pt" fo:letter-spacing="normal" fo:font-style="normal" fo:font-weight="normal" officeooo:rsid="00172d6e" style:font-size-asian="13pt" style:font-size-complex="13pt" loext:padding="0in" loext:border="none"/>
    </style:style>
    <style:style style:name="T109" style:family="text">
      <style:text-properties fo:font-variant="normal" fo:text-transform="none" style:font-name="Source Code Pro" fo:font-size="14pt" fo:letter-spacing="normal" fo:font-style="normal" fo:font-weight="normal" officeooo:rsid="001ecd51" loext:padding="0in" loext:border="none"/>
    </style:style>
    <style:style style:name="T110" style:family="text">
      <style:text-properties fo:font-variant="normal" fo:text-transform="none" style:font-name="Source Code Pro" fo:font-size="14pt" fo:letter-spacing="normal" fo:font-style="normal" fo:font-weight="normal" loext:padding="0in" loext:border="none"/>
    </style:style>
    <style:style style:name="T111" style:family="text">
      <style:text-properties fo:font-variant="normal" fo:text-transform="none" style:font-name="Source Code Pro" fo:font-size="14pt" fo:letter-spacing="normal" fo:font-style="normal" loext:padding="0in" loext:border="none"/>
    </style:style>
    <style:style style:name="T112" style:family="text">
      <style:text-properties fo:font-variant="normal" fo:text-transform="none" style:font-name="Source Code Pro" fo:font-size="14pt" fo:letter-spacing="normal" fo:font-style="normal" fo:font-weight="bold" style:font-weight-asian="bold" style:font-weight-complex="bold" loext:padding="0in" loext:border="none"/>
    </style:style>
    <style:style style:name="T113" style:family="text">
      <style:text-properties style:font-name="inherit" loext:padding="0in" loext:border="none"/>
    </style:style>
    <style:style style:name="T114" style:family="text">
      <style:text-properties style:font-name="inherit" fo:font-weight="bold" loext:padding="0in" loext:border="none"/>
    </style:style>
    <style:style style:name="T115" style:family="text">
      <style:text-properties style:font-name="inherit" officeooo:rsid="000b067e" loext:padding="0in" loext:border="none"/>
    </style:style>
    <style:style style:name="T116" style:family="text">
      <style:text-properties style:font-name="inherit" style:text-underline-style="none" officeooo:rsid="0006cfb8" style:font-weight-asian="normal" style:font-weight-complex="normal" loext:padding="0in" loext:border="none"/>
    </style:style>
    <style:style style:name="T117" style:family="text">
      <style:text-properties style:font-name="inherit" style:text-underline-style="none" officeooo:rsid="000b067e" style:font-weight-asian="normal" style:font-weight-complex="normal" loext:padding="0in" loext:border="none"/>
    </style:style>
    <style:style style:name="T118" style:family="text">
      <style:text-properties style:font-name="inherit" style:text-underline-style="none" style:font-weight-asian="normal" style:font-weight-complex="normal" loext:padding="0in" loext:border="none"/>
    </style:style>
    <style:style style:name="T119" style:family="text">
      <style:text-properties style:font-name="inherit" fo:font-size="13pt" style:text-underline-style="none" style:font-size-asian="13pt" style:font-weight-asian="normal" style:font-size-complex="13pt" style:font-weight-complex="normal" loext:padding="0in" loext:border="none"/>
    </style:style>
    <style:style style:name="T120" style:family="text">
      <style:text-properties loext:padding="0in" loext:border="none"/>
    </style:style>
    <style:style style:name="T121" style:family="text">
      <style:text-properties fo:color="#000000" style:font-name="inherit" fo:font-size="13pt" fo:background-color="#ffffff" loext:char-shading-value="0" style:font-size-asian="13pt" style:font-size-complex="13pt" loext:padding="0in" loext:border="none"/>
    </style:style>
    <style:style style:name="T122" style:family="text">
      <style:text-properties fo:color="#000000" style:font-name="inherit" fo:font-size="13pt" style:text-underline-style="none" officeooo:rsid="000b067e" style:font-size-asian="13pt" style:font-size-complex="13pt" loext:padding="0in" loext:border="none"/>
    </style:style>
    <style:style style:name="T123" style:family="text">
      <style:text-properties fo:color="#000000" style:font-name="PT Serif" fo:font-size="13.5pt" fo:background-color="#ffffff" loext:char-shading-value="0" style:font-size-asian="13pt" style:font-size-complex="13pt" loext:padding="0in" loext:border="none"/>
    </style:style>
    <style:style style:name="T124" style:family="text">
      <style:text-properties fo:color="#000000" style:font-name="Menlo" fo:background-color="#ffffff" loext:char-shading-value="0" style:font-size-asian="13pt" style:font-size-complex="13pt" loext:padding="0in" loext:border="none"/>
    </style:style>
    <style:style style:name="T125" style:family="text">
      <style:text-properties fo:color="#000000" style:font-name="palatino" fo:font-size="14pt" fo:letter-spacing="normal" style:text-underline-style="none" fo:font-weight="normal" officeooo:rsid="00166f5d" style:font-size-asian="13pt" style:font-weight-asian="normal" style:font-size-complex="13pt" style:font-weight-complex="normal" loext:padding="0in" loext:border="none"/>
    </style:style>
    <style:style style:name="T126" style:family="text">
      <style:text-properties fo:color="#000000" fo:letter-spacing="normal" style:text-underline-style="none" style:font-size-asian="13pt" style:font-weight-asian="normal" style:font-size-complex="13pt" style:font-weight-complex="normal" loext:padding="0in" loext:border="none"/>
    </style:style>
    <style:style style:name="T127" style:family="text">
      <style:text-properties fo:color="#000000" fo:letter-spacing="normal" style:text-underline-style="none" style:font-size-asian="13pt" style:font-size-complex="13pt" loext:padding="0in" loext:border="none"/>
    </style:style>
    <style:style style:name="T128" style:family="text">
      <style:text-properties fo:color="#000000" fo:letter-spacing="normal" style:font-size-asian="13pt" style:font-size-complex="13pt" loext:padding="0in" loext:border="none"/>
    </style:style>
    <style:style style:name="T129" style:family="text">
      <style:text-properties fo:font-weight="bold" style:font-size-asian="13pt" style:font-weight-asian="bold" style:font-size-complex="13pt" style:font-weight-complex="bold"/>
    </style:style>
    <style:style style:name="T130" style:family="text">
      <style:text-properties officeooo:rsid="00045894"/>
    </style:style>
    <style:style style:name="T131" style:family="text">
      <style:text-properties style:font-size-asian="13pt" style:font-size-complex="13pt"/>
    </style:style>
    <style:style style:name="T132" style:family="text">
      <style:text-properties officeooo:rsid="001a87e9" style:font-size-asian="13pt" style:font-size-complex="13pt"/>
    </style:style>
    <style:style style:name="T133" style:family="text">
      <style:text-properties fo:color="#007f00" style:font-name="inherit" fo:font-size="13pt" style:text-underline-style="none" style:font-size-asian="13pt" style:font-weight-asian="normal" style:font-size-complex="13pt" style:font-weight-complex="normal" loext:padding="0in" loext:border="none"/>
    </style:style>
    <style:style style:name="T134" style:family="text">
      <style:text-properties fo:color="#007f00" loext:padding="0in" loext:border="none"/>
    </style:style>
    <style:style style:name="T135" style:family="text">
      <style:text-properties fo:color="#007f00" style:font-name="palatino" style:text-underline-style="none" officeooo:rsid="0012bb93" style:font-size-asian="13pt" style:font-weight-asian="normal" style:font-size-complex="13pt" style:font-weight-complex="normal" loext:padding="0in" loext:border="none"/>
    </style:style>
    <style:style style:name="T136" style:family="text">
      <style:text-properties fo:color="#c02450" loext:padding="0in" loext:border="none"/>
    </style:style>
    <style:style style:name="T137" style:family="text">
      <style:text-properties fo:color="#c02450" style:font-name="Source Code Pro" fo:font-size="14pt" fo:font-style="normal" fo:font-weight="normal" loext:padding="0in" loext:border="none"/>
    </style:style>
    <style:style style:name="T138" style:family="text">
      <style:text-properties fo:color="#c02450" style:font-name="palatino" style:text-underline-style="none" officeooo:rsid="0012bb93" style:font-size-asian="13pt" style:font-weight-asian="normal" style:font-size-complex="13pt" style:font-weight-complex="normal" loext:padding="0in" loext:border="none"/>
    </style:style>
    <style:style style:name="T139" style:family="text">
      <style:text-properties fo:color="#c02450" style:font-name="palatino" style:text-underline-style="none" style:font-size-asian="13pt" style:font-weight-asian="normal" style:font-size-complex="13pt" style:font-weight-complex="normal" loext:padding="0in" loext:border="none"/>
    </style:style>
    <style:style style:name="T140" style:family="text">
      <style:text-properties fo:color="#c02450" style:font-name="palatino" style:text-underline-style="none" officeooo:rsid="000b067e" style:font-size-asian="13pt" style:font-weight-asian="normal" style:font-size-complex="13pt" style:font-weight-complex="normal" loext:padding="0in" loext:border="none"/>
    </style:style>
    <style:style style:name="T141" style:family="text">
      <style:text-properties fo:color="#c02450" style:font-name="palatino" style:text-underline-style="none" style:font-size-asian="13pt" style:font-size-complex="13pt" loext:padding="0in" loext:border="none"/>
    </style:style>
    <style:style style:name="T142" style:family="text">
      <style:text-properties fo:color="#c02450" style:font-name="palatino" loext:padding="0in" loext:border="none"/>
    </style:style>
    <style:style style:name="T143" style:family="text">
      <style:text-properties fo:color="#c02450" style:font-name="PT Serif" fo:font-size="13.5pt" style:text-underline-style="none" officeooo:rsid="000b067e" style:font-size-asian="13pt" style:font-weight-asian="bold" style:font-size-complex="13pt" style:font-weight-complex="bold" loext:padding="0in" loext:border="none"/>
    </style:style>
    <style:style style:name="T144" style:family="text">
      <style:text-properties style:font-name="Source Code Pro" fo:font-size="13pt" style:text-underline-style="none" fo:font-weight="bold" style:font-size-asian="13pt" style:font-weight-asian="bold" style:font-size-complex="13pt" style:font-weight-complex="bold" loext:padding="0in" loext:border="none"/>
    </style:style>
    <style:style style:name="T145" style:family="text">
      <style:text-properties style:font-name="Source Code Pro" loext:padding="0in" loext:border="none"/>
    </style:style>
    <style:style style:name="T146" style:family="text">
      <style:text-properties style:font-name="Source Code Pro" fo:font-size="14pt" fo:font-style="normal" fo:font-weight="normal"/>
    </style:style>
    <style:style style:name="T147" style:family="text">
      <style:text-properties style:font-name="Source Code Pro" fo:font-size="14pt" fo:letter-spacing="normal" fo:font-weight="normal" loext:padding="0in" loext:border="none"/>
    </style:style>
    <style:style style:name="T148" style:family="text">
      <style:text-properties style:font-name="Source Code Pro" fo:font-size="14pt" fo:letter-spacing="normal" loext:padding="0in" loext:border="none"/>
    </style:style>
    <style:style style:name="T149" style:family="text">
      <style:text-properties officeooo:rsid="0012e830"/>
    </style:style>
    <style:style style:name="T150" style:family="text">
      <style:text-properties style:font-name="palatino"/>
    </style:style>
    <style:style style:name="T151" style:family="text">
      <style:text-properties style:font-name="palatino" style:text-underline-style="none" officeooo:rsid="0012bb93" style:font-size-asian="13pt" style:font-weight-asian="normal" style:font-size-complex="13pt" style:font-weight-complex="normal" loext:padding="0in" loext:border="none"/>
    </style:style>
    <style:style style:name="T152" style:family="text">
      <style:text-properties style:font-name="palatino" style:text-underline-style="none" officeooo:rsid="00144920" style:font-size-asian="13pt" style:font-weight-asian="normal" style:font-size-complex="13pt" style:font-weight-complex="normal" loext:padding="0in" loext:border="none"/>
    </style:style>
    <style:style style:name="T153" style:family="text">
      <style:text-properties style:font-name="palatino" style:text-underline-style="none" style:font-size-asian="13pt" style:font-weight-asian="normal" style:font-size-complex="13pt" style:font-weight-complex="normal" loext:padding="0in" loext:border="none"/>
    </style:style>
    <style:style style:name="T154" style:family="text">
      <style:text-properties style:font-name="palatino" style:text-underline-style="none" officeooo:rsid="000b067e" style:font-size-asian="13pt" style:font-weight-asian="normal" style:font-size-complex="13pt" style:font-weight-complex="normal" loext:padding="0in" loext:border="none"/>
    </style:style>
    <style:style style:name="T155" style:family="text">
      <style:text-properties style:font-name="palatino" style:text-underline-style="none" officeooo:rsid="00166f5d" style:font-size-asian="13pt" style:font-weight-asian="normal" style:font-size-complex="13pt" style:font-weight-complex="normal" loext:padding="0in" loext:border="none"/>
    </style:style>
    <style:style style:name="T156" style:family="text">
      <style:text-properties style:font-name="palatino" style:text-underline-style="none" style:font-size-asian="13pt" style:font-size-complex="13pt" loext:padding="0in" loext:border="none"/>
    </style:style>
    <style:style style:name="T157" style:family="text">
      <style:text-properties fo:color="#ef413d" officeooo:rsid="0012e830"/>
    </style:style>
    <style:style style:name="T158" style:family="text">
      <style:text-properties officeooo:rsid="00172d6e"/>
    </style:style>
    <style:style style:name="T159" style:family="text">
      <style:text-properties officeooo:rsid="001786f9"/>
    </style:style>
    <style:style style:name="T160" style:family="text">
      <style:text-properties officeooo:rsid="001b841d" style:font-size-asian="12.25pt" style:font-weight-asian="bold" style:font-size-complex="14pt" style:font-weight-complex="bold"/>
    </style:style>
    <style:style style:name="T161" style:family="text">
      <style:text-properties fo:color="#0000ff" loext:padding="0in" loext:border="none"/>
    </style:style>
    <style:style style:name="T162" style:family="text">
      <style:text-properties fo:color="#0000ff" style:font-name="PT Serif" fo:font-size="13.5pt" style:text-underline-style="none" officeooo:rsid="000b067e" style:font-size-asian="13pt" style:font-weight-asian="bold" style:font-size-complex="13pt" style:font-weight-complex="bold" loext:padding="0in" loext:border="none"/>
    </style:style>
    <style:style style:name="T163" style:family="text">
      <style:text-properties fo:color="#0000ff" style:font-name="Source Code Pro" fo:letter-spacing="normal" style:font-size-asian="13pt" style:font-size-complex="13pt" loext:padding="0in" loext:border="none"/>
    </style:style>
    <style:style style:name="T164" style:family="text">
      <style:text-properties fo:color="#0000ff" style:font-name="palatino" style:text-underline-style="none" officeooo:rsid="00166f5d" style:font-size-asian="13pt" style:font-weight-asian="normal" style:font-size-complex="13pt" style:font-weight-complex="normal" loext:padding="0in" loext:border="none"/>
    </style:style>
    <style:style style:name="T165" style:family="text">
      <style:text-properties officeooo:rsid="002924fb"/>
    </style:style>
    <style:style style:name="T166" style:family="text">
      <style:text-properties fo:color="#7f007f" style:font-name="palatino" style:text-underline-style="none" officeooo:rsid="00166f5d" style:font-size-asian="13pt" style:font-weight-asian="normal" style:font-size-complex="13pt" style:font-weight-complex="normal" loext:padding="0in" loext:border="non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Ruby:</text:p>
      <text:p text:style-name="P8"/>
      <text:p text:style-name="P1">Ruby is an "interpreted" programming language which means it can’t run on your processor directly, it has to be fed into a middleman called the "virtual machine" or VM.</text:p>
      <text:p text:style-name="P1">A Ruby program can’t run on it’s own, you need to load the VM. There are two ways to execute Ruby with the VM: through IRB and through the command line.</text:p>
      <text:list xml:id="list1921606682" text:style-name="L1">
        <text:list-item>
          <text:p text:style-name="P2">Execute from the command line: ruby my_program.rb</text:p>
        </text:list-item>
      </text:list>
      <text:p text:style-name="P1"/>
      <text:p text:style-name="P3">Numbers:</text:p>
      <text:p text:style-name="P5"><text:span text:style-name="T160">abs: </text:span><text:span text:style-name="T150">takes the absolute value of the number:</text:span></text:p>
      <text:p text:style-name="P6"><text:span text:style-name="T150">puts ((2-5).abs) → 3</text:span></text:p>
      <text:p text:style-name="P1"/>
      <text:p text:style-name="P10"><text:span text:style-name="T28">rand: </text:span><text:span text:style-name="T86">puts rand-→</text:span><text:span text:style-name="T28"> <text:s/></text:span><text:span text:style-name="T82">you'll get a float greater than or equal to </text:span><text:span text:style-name="T103">0.0</text:span><text:span text:style-name="T92"> </text:span><text:span text:style-name="T82">and less than </text:span><text:span text:style-name="T103">1.0</text:span><text:span text:style-name="T82">. </text:span><text:span text:style-name="T85">puts rand</text:span></text:p>
      <text:p text:style-name="P66"><text:span text:style-name="T85">puts(rand(</text:span><text:span text:style-name="T106">100</text:span><text:span text:style-name="T85">)</text:span><text:span text:style-name="T87">) → it will give you an integer greater than or equal to </text:span><text:span text:style-name="T104">0</text:span><text:span text:style-name="T87"> and less than </text:span><text:span text:style-name="T104">100. </text:span><text:span text:style-name="T105">so to get 100 → rand(101).</text:span></text:p>
      <text:p text:style-name="P58"><text:span text:style-name="T109">p</text:span><text:span text:style-name="T110">ust(rand(1)) → always return 0.</text:span></text:p>
      <text:h text:style-name="P52" text:outline-level="2"><text:span text:style-name="T112">The Math Object:</text:span></text:h>
      <text:p text:style-name="P65"><text:span text:style-name="T120">puts(Math::PI)</text:span></text:p>
      <text:p text:style-name="P74">puts(Math::E)</text:p>
      <text:p text:style-name="P69">puts(Math.cos(Math::PI/<text:span text:style-name="T134">3</text:span>))</text:p>
      <text:p text:style-name="P69">puts(Math.tan(Math::PI/<text:span text:style-name="T134">4</text:span>))</text:p>
      <text:p text:style-name="P69">puts(Math.log(Math::E**<text:span text:style-name="T134">2</text:span>))</text:p>
      <text:p text:style-name="P69">puts((<text:span text:style-name="T134">1</text:span> + Math.sqrt(<text:span text:style-name="T134">5</text:span>))/<text:span text:style-name="T134">2</text:span>)</text:p>
      <text:p text:style-name="P34"/>
      <text:p text:style-name="P4"><text:span text:style-name="T11">string:</text:span><text:span text:style-name="T12"> </text:span></text:p>
      <text:list xml:id="list2861187561" text:style-name="L2">
        <text:list-item>
          <text:p text:style-name="P9"><text:span text:style-name="T37">Substrings</text:span></text:p>
        </text:list-item>
      </text:list>
      <text:p text:style-name="P36"><text:span text:style-name="T23"><text:tab/>Often with strings we want to pull out just a part of the whole – <text:tab/>this is called a substring. </text:span></text:p>
      <text:p text:style-name="P36"><text:span text:style-name="T23"><text:tab/>greeting = "Hello Everyone!"</text:span></text:p>
      <text:p text:style-name="P36"><text:span text:style-name="T23"><text:tab/>greeting[0..4] →</text:span><text:span text:style-name="T25"> Hello</text:span></text:p>
      <text:p text:style-name="P37"><text:span text:style-name="T25"><text:tab/>greeting[6..-1] →</text:span><text:span text:style-name="T26"> Everyone!</text:span></text:p>
      <text:p text:style-name="P37"><text:span text:style-name="T25"><text:tab/>Greeting[6..-2] →</text:span><text:span text:style-name="T26"> Everyone</text:span></text:p>
      <text:p text:style-name="P37"><text:span text:style-name="T26"/></text:p>
      <text:p text:style-name="P38"><text:span text:style-name="T15">greeting.length →</text:span><text:span text:style-name="T16"> 15</text:span></text:p>
      <text:p text:style-name="P40"><text:span text:style-name="T14">sentence = </text:span><text:span text:style-name="Source_20_Text"><text:span text:style-name="T121">"This is my sample sentence.”</text:span></text:span></text:p>
      <text:p text:style-name="P40"><text:span text:style-name="Source_20_Text"><text:span text:style-name="T17">sentence.split →</text:span></text:span><text:span text:style-name="Source_20_Text"><text:span text:style-name="T123"> </text:span></text:span><text:span text:style-name="Source_20_Text"><text:span text:style-name="T124">["This", "is", "my", "sample", "sentence."]</text:span></text:span></text:p>
      <text:p text:style-name="P68"><text:span text:style-name="Source_20_Text"><text:span text:style-name="T48">sentence = "This is my sample sentence."</text:span></text:span></text:p>
      <text:p text:style-name="P11"><text:span text:style-name="T94">numbers = "one,two,three,four,five"</text:span><text:line-break/><text:span text:style-name="T95">numbers.split(",") →</text:span><text:span text:style-name="T96"> ["one", "two", "three", "four", "five"]</text:span></text:p>
      <text:h text:style-name="P55" text:outline-level="4"><text:soft-page-break/><text:span text:style-name="Source_20_Text"><text:span text:style-name="T39">.sub</text:span></text:span><text:span text:style-name="T33"> and </text:span><text:span text:style-name="Source_20_Text"><text:span text:style-name="T39">.gsub</text:span></text:span></text:h>
      <text:p text:style-name="P36"><text:span text:style-name="T23">These two methods can be used to replace parts of a string. They’re like using "Find &amp; Replace" in a word processor. </text:span><text:span text:style-name="Source_20_Text"><text:span text:style-name="T42">.sub</text:span></text:span><text:span text:style-name="T23">, short for substitute, replaces just a single occurance. </text:span><text:span text:style-name="Source_20_Text"><text:span text:style-name="T42">.gsub</text:span></text:span><text:span text:style-name="T23">, short for global substitute, replaces all occurances (like "Replace All").</text:span></text:p>
      <text:p text:style-name="P36"><text:span text:style-name="T23">For both </text:span><text:span text:style-name="Source_20_Text"><text:span text:style-name="T42">.sub</text:span></text:span><text:span text:style-name="T23"> and </text:span><text:span text:style-name="Source_20_Text"><text:span text:style-name="T42">.gsub</text:span></text:span><text:span text:style-name="T23"> you’ll need to specify two arguments: first the substring you’re wanting to replace and second the string you want to replace it with.</text:span></text:p>
      <text:p text:style-name="P36"><text:span text:style-name="T23"/></text:p>
      <text:h text:style-name="Heading_20_4" text:outline-level="4"><text:span text:style-name="Source_20_Text"><text:span text:style-name="T34">String Concatenation</text:span></text:span></text:h>
      <text:p text:style-name="P57"><text:span text:style-name="Source_20_Text"><text:span text:style-name="T49">name = "Frank"</text:span></text:span></text:p>
      <text:p text:style-name="P59"><text:span text:style-name="Source_20_Text"><text:span text:style-name="T50">puts "Good morning, #{name}!" </text:span></text:span><text:span text:style-name="Source_20_Text"><text:span text:style-name="T51">(</text:span></text:span><text:span text:style-name="Source_20_Text"><text:span text:style-name="Emphasis"><text:span text:style-name="T35">interpolation</text:span></text:span></text:span><text:span text:style-name="Source_20_Text"><text:span text:style-name="T51">)</text:span></text:span></text:p>
      <text:p text:style-name="P11"><text:span text:style-name="T98"><text:s/></text:span><text:span text:style-name="T96"><text:tab/></text:span><text:span text:style-name="T97">or</text:span></text:p>
      <text:p text:style-name="P12"><text:span text:style-name="T130">puts "Good morning, " + name + "!"</text:span></text:p>
      <text:p text:style-name="P64">letters = '<text:span text:style-name="T136">aAbBcCdDeE</text:span>'</text:p>
      <text:p text:style-name="P74">puts letters.upcase →<text:span text:style-name="T158"> </text:span>AABBCCDDEE</text:p>
      <text:p text:style-name="P74">puts letters.downcase →<text:span text:style-name="T158"> </text:span>aabbccddee</text:p>
      <text:p text:style-name="P74">puts letters.swapcase →<text:span text:style-name="T158"> </text:span>AaBbCcDdEe</text:p>
      <text:p text:style-name="P74">puts letters.capitalize →<text:span text:style-name="T158"> <text:s/></text:span>Aabbccddee</text:p>
      <text:p text:style-name="P69">puts '<text:span text:style-name="T136"> a</text:span>'.capitalize →<text:span text:style-name="T158"> A</text:span></text:p>
      <text:p text:style-name="P73"><text:span text:style-name="T66">puts letters →</text:span><text:span text:style-name="T71"> </text:span><text:span text:style-name="T68">'</text:span><text:span text:style-name="T108">aAbBcCdDeE</text:span><text:span text:style-name="T68">' → dont change the original strin</text:span><text:span text:style-name="T70">g</text:span><text:span text:style-name="T68">/</text:span><text:span text:style-name="T69">letters</text:span><text:span text:style-name="T93"> </text:span><text:span text:style-name="T84">remains unchanged</text:span></text:p>
      <text:p text:style-name="P12"/>
      <text:p text:style-name="P64">var1 = '<text:span text:style-name="T136">stop</text:span>'</text:p>
      <text:p text:style-name="P64">puts var1.reverse →<text:span text:style-name="T159"> pots</text:span></text:p>
      <text:p text:style-name="P64">puts var1 –<text:span text:style-name="T159">&gt; stop</text:span></text:p>
      <text:p text:style-name="P12"/>
      <text:p text:style-name="P23"><text:span text:style-name="T132">the method </text:span><text:span text:style-name="T129">center</text:span><text:span text:style-name="T131">: </text:span><text:span text:style-name="T150">adds spaces to the beginning and end of the string to make it centered:</text:span></text:p>
      <text:p text:style-name="P60"><text:span text:style-name="T150">puts('</text:span><text:span text:style-name="T142">And scared her poor shoe dog away.</text:span><text:span text:style-name="T150">'.center(lineWidth))</text:span></text:p>
      <text:p text:style-name="P60"><text:span text:style-name="T150"><text:s text:c="8"/><text:tab/></text:span>And scared her poor shoe dog away. <text:s text:c="7"/></text:p>
      <text:p text:style-name="Text_20_body"/>
      <text:h text:style-name="P50" text:outline-level="2"><text:span text:style-name="T9">Symbols:</text:span></text:h>
      <text:p text:style-name="P25"><text:span text:style-name="T7">Symbols are difficult to explain, they’re halfway between a string and a number. You can recognize a symbol because it starts with a colon then one or more letters, like </text:span><text:span text:style-name="Source_20_Text"><text:span text:style-name="T22">:flag</text:span></text:span><text:span text:style-name="T10"> </text:span><text:span text:style-name="T7">or </text:span><text:span text:style-name="Source_20_Text"><text:span text:style-name="T22">:best_friend</text:span></text:span><text:span text:style-name="T7">. </text:span><text:span text:style-name="T13"> </text:span><text:span text:style-name="T6">think of a symbol as a "named integer". It doesn’t matter what actual value the symbol </text:span><text:soft-page-break/><text:span text:style-name="T6">references. All we care about is that any reference to that value within the VM will give back the same value. Symbols are thus defined in a global symbol table and their value cannot change.</text:span></text:p>
      <text:p text:style-name="P27"><text:span text:style-name="T58">For Loop: </text:span><text:span text:style-name="T23">For loops are common, but they’re not very readable. Because Ruby’s integers are objects they have methods. One of those is the </text:span><text:span text:style-name="Source_20_Text"><text:span text:style-name="T43">times</text:span></text:span><text:span text:style-name="T41"> </text:span><text:span text:style-name="T23">method to repeat an instruction a set number of times.</text:span></text:p>
      <text:p text:style-name="P17">5.times do</text:p>
      <text:p text:style-name="P17"><text:s text:c="2"/>puts "Hello, World!"</text:p>
      <text:p text:style-name="P17">end</text:p>
      <text:p text:style-name="P17"/>
      <text:p text:style-name="P16">Blocks:</text:p>
      <text:p text:style-name="P18"><text:span text:style-name="T14">The block starts with the keyword </text:span><text:span text:style-name="Source_20_Text"><text:span text:style-name="T21">do</text:span></text:span><text:span text:style-name="T14"> and ends with the keyword </text:span><text:span text:style-name="Source_20_Text"><text:span text:style-name="T21">end</text:span></text:span><text:span text:style-name="T14">. The </text:span><text:span text:style-name="Source_20_Text"><text:span text:style-name="T21">do</text:span></text:span><text:span text:style-name="T14">/</text:span><text:span text:style-name="Source_20_Text"><text:span text:style-name="T21">end</text:span></text:span><text:span text:style-name="T14"> style is always acceptable.</text:span></text:p>
      <text:h text:style-name="P56" text:outline-level="4"><text:span text:style-name="T27">Bracket Blocks - </text:span><text:span text:style-name="T23">When a block contains just a single instruction, though, we’ll often use the alternate markers </text:span><text:span text:style-name="Source_20_Text"><text:span text:style-name="T42">{</text:span></text:span><text:span text:style-name="T23"> and </text:span><text:span text:style-name="Source_20_Text"><text:span text:style-name="T42">}</text:span></text:span><text:span text:style-name="T23"> to begin and end the block.</text:span></text:h>
      <text:p text:style-name="P36"><text:span text:style-name="T23"/></text:p>
      <text:p text:style-name="P39"><text:span text:style-name="T14">"this is a sentence".gsub("e"){ </text:span></text:p>
      <text:p text:style-name="P39"><text:span text:style-name="T14">puts "Found an E!"</text:span></text:p>
      <text:p text:style-name="P39"><text:span text:style-name="T14">} →</text:span><text:span text:style-name="T18"> Found an E!</text:span></text:p>
      <text:p text:style-name="P41"><text:span text:style-name="T18"><text:tab/>Found an E!</text:span></text:p>
      <text:p text:style-name="P41"><text:span text:style-name="T18"><text:tab/>Found an E!</text:span></text:p>
      <text:p text:style-name="P39"><text:span text:style-name="T18"><text:tab/>"this is a sntnc"</text:span></text:p>
      <text:p text:style-name="P39"><text:span text:style-name="T18"/></text:p>
      <text:h text:style-name="P78" text:outline-level="3"><text:span text:style-name="T38">Block Parameters</text:span></text:h>
      <text:p text:style-name="P19"><text:span text:style-name="T113">5</text:span><text:span text:style-name="T114">.</text:span><text:span text:style-name="T113">times</text:span><text:span text:style-name="T120"> </text:span><text:span text:style-name="T113">do</text:span><text:span text:style-name="T120"> </text:span><text:span text:style-name="T114">|</text:span><text:span text:style-name="T113">i</text:span><text:span text:style-name="T114">|</text:span><text:span text:style-name="T120"> </text:span></text:p>
      <text:p text:style-name="P19"><text:span text:style-name="T113"><text:tab/>puts</text:span><text:span text:style-name="T120"> </text:span><text:span text:style-name="T113">"#{i}: Hello, World!"</text:span><text:span text:style-name="T120"> </text:span></text:p>
      <text:p text:style-name="P19"><text:span text:style-name="T113">end</text:span></text:p>
      <text:p text:style-name="P19"><text:span text:style-name="T113"/></text:p>
      <text:h text:style-name="P49" text:outline-level="2"><text:span text:style-name="T113">Arrays:</text:span></text:h>
      <text:p text:style-name="P19"><text:span text:style-name="T113">meals = ["Breakfast", "Lunch", "Dinner"]</text:span></text:p>
      <text:p text:style-name="P13"><text:span text:style-name="T116">meals &lt;&lt; "Dessert" →</text:span><text:span text:style-name="T117"> </text:span><text:span text:style-name="T115">["Breakfast", "Lunch", "Dinner", "Dessert"]</text:span></text:p>
      <text:p text:style-name="P14"><text:span text:style-name="T117">meals[2] → Dinner</text:span></text:p>
      <text:p text:style-name="P15"><text:soft-page-break/><text:span text:style-name="T118">meals.last → Desert</text:span></text:p>
      <text:h text:style-name="P77" text:outline-level="3"><text:span text:style-name="T118">Common Array Methods</text:span></text:h>
      <text:p text:style-name="Text_20_body"><text:line-break/><text:span text:style-name="T52">The sort method will return a new array where the elements are sorted. If the elements are strings they’ll come back in alphabetacal order. If they’re numbers they’ll come back in ascending value order:</text:span></text:p>
      <text:p text:style-name="Text_20_body"><text:span text:style-name="T52">one = ["this", "is", "an", "array"]</text:span></text:p>
      <text:p text:style-name="Text_20_body"><text:span text:style-name="T52">one.sort</text:span></text:p>
      <text:p text:style-name="Text_20_body"><text:span text:style-name="T52">one</text:span></text:p>
      <text:p text:style-name="Text_20_body"><text:span text:style-name="T52"/></text:p>
      <text:p text:style-name="Text_20_body"><text:span text:style-name="T65">each</text:span><text:span text:style-name="T57"> </text:span><text:span text:style-name="T75">allows us to do something (whatever we want) to </text:span><text:span text:style-name="T63">each</text:span><text:span text:style-name="T52"> </text:span><text:span text:style-name="T75">object the array points:</text:span></text:p>
      <text:p text:style-name="P60"><text:span text:style-name="T154">languages = ['</text:span><text:span text:style-name="T140">English</text:span><text:span text:style-name="T154">', '</text:span><text:span text:style-name="T140">German</text:span><text:span text:style-name="T154">', '</text:span><text:span text:style-name="T140">Ruby</text:span><text:span text:style-name="T154">']</text:span></text:p>
      <text:p text:style-name="P72"/>
      <text:p text:style-name="P69">languages.each <text:span text:style-name="T161">do</text:span> |lang|</text:p>
      <text:p text:style-name="P70"><text:s text:c="2"/><text:span text:style-name="T146">puts '</text:span><text:span text:style-name="T137">I love </text:span><text:span text:style-name="T146">' + lang + '</text:span><text:span text:style-name="T137">!</text:span><text:span text:style-name="T146">'</text:span></text:p>
      <text:p text:style-name="P70"><text:s text:c="2"/><text:span text:style-name="T146">puts '</text:span><text:span text:style-name="T137">Don\'t you?</text:span><text:span text:style-name="T146">'</text:span></text:p>
      <text:p text:style-name="P71">end</text:p>
      <text:p text:style-name="Text_20_body"><text:span text:style-name="T81"> </text:span><text:span text:style-name="T65">push</text:span><text:span text:style-name="T63"> </text:span><text:span text:style-name="T75">adds an object to the end of your array, and </text:span><text:span text:style-name="T65">pop</text:span><text:span text:style-name="T63"> </text:span><text:span text:style-name="T75">removes the last object from the array (and tell you what it was).</text:span></text:p>
      <text:h text:style-name="Heading_20_2" text:outline-level="2"><text:span text:style-name="T57">Hashes:</text:span><text:span text:style-name="T30">A hash is a collection of data where each element of data is addressed by a </text:span><text:span text:style-name="Emphasis"><text:span text:style-name="T20">name</text:span></text:span><text:span text:style-name="T30">.</text:span><text:span text:style-name="T57"> </text:span><text:span text:style-name="T31">The </text:span><text:span text:style-name="Emphasis"><text:span text:style-name="T36">key</text:span></text:span><text:span text:style-name="T40"> </text:span><text:span text:style-name="T31">is used as the address and the </text:span><text:span text:style-name="Emphasis"><text:span text:style-name="T36">value</text:span></text:span><text:span text:style-name="T40"> </text:span><text:span text:style-name="T31">is the data at that address. In the </text:span><text:span text:style-name="Source_20_Text"><text:span text:style-name="T44">produce</text:span></text:span><text:span text:style-name="T40"> </text:span><text:span text:style-name="T31">hash we have keys including </text:span><text:span text:style-name="Source_20_Text"><text:span text:style-name="T44">"apples"</text:span></text:span><text:span text:style-name="T40"> </text:span><text:span text:style-name="T31">and </text:span><text:span text:style-name="Source_20_Text"><text:span text:style-name="T44">"oranges"</text:span></text:span><text:span text:style-name="T40"> </text:span><text:span text:style-name="T31">and values including </text:span><text:span text:style-name="Source_20_Text"><text:span text:style-name="T44">12</text:span></text:span><text:span text:style-name="T40"> </text:span><text:span text:style-name="T31">and </text:span><text:span text:style-name="Source_20_Text"><text:span text:style-name="T44">3</text:span></text:span><text:span text:style-name="T31">. When creating a hash the key and value are linked by the </text:span><text:span text:style-name="Source_20_Text"><text:span text:style-name="T44">=&gt;</text:span></text:span><text:span text:style-name="T40"> </text:span><text:span text:style-name="T31">symbol which is called a </text:span><text:span text:style-name="Emphasis"><text:span text:style-name="T36">rocket</text:span></text:span><text:span text:style-name="T31">. So hashes start with a curly bracket </text:span><text:span text:style-name="Source_20_Text"><text:span text:style-name="T44">{</text:span></text:span><text:span text:style-name="T31">, have zero or more entries made up of a </text:span><text:span text:style-name="Emphasis"><text:span text:style-name="T36">key</text:span></text:span><text:span text:style-name="T31">, a rocket, and a </text:span><text:span text:style-name="Emphasis"><text:span text:style-name="T36">value</text:span></text:span><text:span text:style-name="T40"> </text:span><text:span text:style-name="T31">separated by commas, then end with a closing curly bracket </text:span><text:span text:style-name="Source_20_Text"><text:span text:style-name="T44">}</text:span></text:span><text:span text:style-name="T31">.</text:span></text:h>
      <text:p text:style-name="P35"><text:span text:style-name="T31">E</text:span><text:span text:style-name="T32">xample:</text:span></text:p>
      <text:p text:style-name="P60"><text:span text:style-name="T19">colorHash['</text:span><text:span text:style-name="T143">strings</text:span><text:span text:style-name="T19">'] <text:s/>= '</text:span><text:span text:style-name="T143">red</text:span><text:span text:style-name="T19">'</text:span></text:p>
      <text:p text:style-name="P69">colorHash['<text:span text:style-name="T136">numbers</text:span>'] <text:s/>= '<text:span text:style-name="T136">green</text:span>'</text:p>
      <text:p text:style-name="P69">colorHash['<text:span text:style-name="T136">keywords</text:span>'] = '<text:span text:style-name="T136">blue</text:span>'</text:p>
      <text:p text:style-name="P69"/>
      <text:p text:style-name="P60"><text:span text:style-name="T19">colorHash.each </text:span><text:span text:style-name="T162">do</text:span><text:span text:style-name="T19"> |codeType, color|</text:span></text:p>
      <text:p text:style-name="P70"><text:s text:c="2"/><text:span text:style-name="T146">puts codeType + '</text:span><text:span text:style-name="T137">: <text:s/></text:span><text:span text:style-name="T146">' + color</text:span></text:p>
      <text:p text:style-name="P71">end</text:p>
      <text:p text:style-name="P60"><text:soft-page-break/><text:span text:style-name="T19">strings: <text:s/>red</text:span></text:p>
      <text:p text:style-name="P76">numbers: <text:s/>green</text:p>
      <text:p text:style-name="P76">keywords: <text:s/>blue</text:p>
      <text:p text:style-name="Text_20_body"><text:span text:style-name="T31"/></text:p>
      <text:h text:style-name="P51" text:outline-level="2"><text:span text:style-name="T122">Conditionals</text:span></text:h>
      <text:p text:style-name="P36"><text:span text:style-name="T23">Conditional statements evaluate to </text:span><text:span text:style-name="Source_20_Text"><text:span text:style-name="T42">true</text:span></text:span><text:span text:style-name="T23"> or </text:span><text:span text:style-name="Source_20_Text"><text:span text:style-name="T42">false</text:span></text:span><text:span text:style-name="T23">. The most common conditional operators are </text:span><text:span text:style-name="Source_20_Text"><text:span text:style-name="T42">==</text:span></text:span><text:span text:style-name="T23"> (equal), </text:span><text:span text:style-name="Source_20_Text"><text:span text:style-name="T42">&gt;</text:span></text:span><text:span text:style-name="T23"> (greater than), </text:span><text:span text:style-name="Source_20_Text"><text:span text:style-name="T42">&gt;=</text:span></text:span><text:span text:style-name="T23"> (greater than or equal to), </text:span><text:span text:style-name="Source_20_Text"><text:span text:style-name="T42">&lt;</text:span></text:span><text:span text:style-name="T23"> (less than), and </text:span><text:span text:style-name="Source_20_Text"><text:span text:style-name="T42">&lt;=</text:span></text:span><text:span text:style-name="T23"> (less than or equal to).</text:span></text:p>
      <text:p text:style-name="P36"><text:span text:style-name="T23">Some objects also have methods which return a </text:span><text:span text:style-name="Source_20_Text"><text:span text:style-name="T42">true</text:span></text:span><text:span text:style-name="T23"> or </text:span><text:span text:style-name="Source_20_Text"><text:span text:style-name="T42">false</text:span></text:span><text:span text:style-name="T23">, so they’re used in conditional statements. For example every object has the method </text:span><text:span text:style-name="Source_20_Text"><text:span text:style-name="T42">.nil?</text:span></text:span><text:span text:style-name="T23"> which is </text:span><text:span text:style-name="Source_20_Text"><text:span text:style-name="T42">true</text:span></text:span><text:span text:style-name="T23"> only when the object is </text:span><text:span text:style-name="Source_20_Text"><text:span text:style-name="T42">nil</text:span></text:span><text:span text:style-name="T23">. Arrays have a method named </text:span><text:span text:style-name="Source_20_Text"><text:span text:style-name="T42">.include?</text:span></text:span><text:span text:style-name="T23"> which returns true if the array includes the specified element. The convention in Ruby is that a method which returns </text:span><text:span text:style-name="Source_20_Text"><text:span text:style-name="T42">true</text:span></text:span><text:span text:style-name="T23"> or </text:span><text:span text:style-name="Source_20_Text"><text:span text:style-name="T42">false</text:span></text:span><text:span text:style-name="T23"> should have a name ending in a </text:span><text:span text:style-name="Source_20_Text"><text:span text:style-name="T42">?</text:span></text:span><text:span text:style-name="T23">.</text:span></text:p>
      <text:p text:style-name="P36"><text:span text:style-name="T23"/></text:p>
      <text:p text:style-name="P36"><text:span text:style-name="T23"/></text:p>
      <text:h text:style-name="P54" text:outline-level="2"><text:span text:style-name="T5"> </text:span><text:span text:style-name="T8">Nil &amp; Nothingness:</text:span></text:h>
      <text:p text:style-name="P36"><text:span text:style-name="Source_20_Text"><text:span text:style-name="T42">nil</text:span></text:span><text:span text:style-name="T23"> is Ruby’s idea of nothingness. It’s usually encountered when you ask for something that doesn’t exist. When looking at arrays, for instance, we created a list with five elements then asked Ruby to give us the sixth element of that list. There is no sixth element, so Ruby gave us </text:span><text:span text:style-name="Source_20_Text"><text:span text:style-name="T42">nil</text:span></text:span><text:span text:style-name="T23">. It isn’t that there’s a blank in that sixth spot (</text:span><text:span text:style-name="Source_20_Text"><text:span text:style-name="T42">""</text:span></text:span><text:span text:style-name="T23">), it’s not a number </text:span><text:span text:style-name="Source_20_Text"><text:span text:style-name="T42">0</text:span></text:span><text:span text:style-name="T23">, it’s nothingness – </text:span><text:span text:style-name="Source_20_Text"><text:span text:style-name="T42">nil</text:span></text:span><text:span text:style-name="T23">.</text:span></text:p>
      <text:p text:style-name="P24"><text:span text:style-name="T122"/></text:p>
      <text:p text:style-name="P29"><text:span text:style-name="T55">M</text:span><text:span text:style-name="T56">ixing it up:</text:span></text:p>
      <text:p text:style-name="P61"><text:span text:style-name="T119">var1 = </text:span><text:span text:style-name="T133">2</text:span></text:p>
      <text:p text:style-name="P69">var2 = '<text:span text:style-name="T136">5</text:span>'</text:p>
      <text:p text:style-name="P72"/>
      <text:p text:style-name="P74">puts var1 + var2</text:p>
      <text:p text:style-name="P28"><text:span text:style-name="T53">Part of the problem is that your computer doesn't know if you were trying to get </text:span><text:span text:style-name="T59">7</text:span><text:span text:style-name="T53"> (</text:span><text:span text:style-name="T102">2</text:span><text:span text:style-name="T60"> + </text:span><text:span text:style-name="T102">5</text:span><text:span text:style-name="T53">), or if you wanted to get </text:span><text:span text:style-name="T59">25</text:span><text:span text:style-name="T53"> (</text:span><text:span text:style-name="T60">'</text:span><text:span text:style-name="T107">2</text:span><text:span text:style-name="T60">' + '</text:span><text:span text:style-name="T107">5</text:span><text:span text:style-name="T60">'</text:span><text:span text:style-name="T53">).</text:span></text:p>
      <text:p text:style-name="P42">Before we can add these together, we need some way of getting the string version of <text:span text:style-name="T145">var1</text:span>, or to get the integer version of <text:span text:style-name="T145">var2</text:span>.</text:p>
      <text:p text:style-name="P21"><text:span text:style-name="T119">To get the string version of an object, we simply write </text:span><text:span text:style-name="T144">.to_s</text:span><text:span text:style-name="T119"> after it:</text:span></text:p>
      <text:p text:style-name="P69">var1 = <text:span text:style-name="T134">2</text:span></text:p>
      <text:p text:style-name="P69">var2 = '<text:span text:style-name="T136">5</text:span>'</text:p>
      <text:p text:style-name="P72"/>
      <text:p text:style-name="P74"><text:soft-page-break/>puts var1.to_s + var2 →<text:span text:style-name="T149"> </text:span><text:span text:style-name="T157">25</text:span></text:p>
      <text:p text:style-name="Text_20_body"><text:line-break/><text:span text:style-name="T72">Similarly, </text:span><text:span text:style-name="T61">to_i</text:span><text:span text:style-name="T54"> </text:span><text:span text:style-name="T72">gives the integer version of an objec:</text:span></text:p>
      <text:p text:style-name="P60"><text:span text:style-name="T151">var1 = </text:span><text:span text:style-name="T135">2</text:span></text:p>
      <text:p text:style-name="P69">var2 = '<text:span text:style-name="T136">5</text:span>'</text:p>
      <text:p text:style-name="P74"/>
      <text:p text:style-name="P74">puts var1 + var2.to_i →<text:span text:style-name="T149"> </text:span><text:span text:style-name="T157">7</text:span></text:p>
      <text:p text:style-name="P62"><text:span text:style-name="T72"/></text:p>
      <text:p text:style-name="P62"><text:span text:style-name="T1">to_f</text:span><text:span text:style-name="T151"> gives the float version: puts '</text:span><text:span text:style-name="T138">15</text:span><text:span text:style-name="T151">'.to_f →</text:span><text:span text:style-name="T152"> 15.0</text:span></text:p>
      <text:p text:style-name="P32"><text:span text:style-name="T72"/></text:p>
      <text:list xml:id="list4163727523" text:style-name="L3">
        <text:list-item>
          <text:p text:style-name="P33"><text:span text:style-name="T72">Well, here's the big secret behind our friend, </text:span><text:span text:style-name="T61">puts</text:span><text:span text:style-name="T72">: Before </text:span><text:span text:style-name="T61">puts</text:span><text:span text:style-name="T72"> tries to write out an object, it uses </text:span><text:span text:style-name="T61">to_s</text:span><text:span text:style-name="T72"> to get the string version of that object. In fact, the </text:span><text:span text:style-name="Emphasis"><text:span text:style-name="T89">s</text:span></text:span><text:span text:style-name="T72"> in </text:span><text:span text:style-name="T61">puts</text:span><text:span text:style-name="T72"> stands for </text:span><text:span text:style-name="Emphasis"><text:span text:style-name="T89">string</text:span></text:span><text:span text:style-name="T72">; </text:span><text:span text:style-name="T61">puts</text:span><text:span text:style-name="T72"> really means </text:span><text:span text:style-name="Definition"><text:span text:style-name="T72">put string</text:span></text:span><text:span text:style-name="T72">.</text:span></text:p>
        </text:list-item>
      </text:list>
      <text:p text:style-name="P31"><text:span text:style-name="T79">gets: </text:span><text:span text:style-name="T64">gets</text:span><text:span text:style-name="T76"> will only retrieve strings. And whence does it get them?</text:span></text:p>
      <text:p text:style-name="P43"><text:span text:style-name="T82">From you! Well, from your keyboard, anyway. Since your keyboard only makes strings, that works out beautifully. What actually happens is that </text:span><text:span text:style-name="T67">gets</text:span><text:span text:style-name="T82"> just sits there, reading what you type until you press </text:span><text:span text:style-name="User_20_Entry"><text:span text:style-name="T83">Enter</text:span></text:span><text:span text:style-name="T82">.</text:span></text:p>
      <text:p text:style-name="P44"><text:span text:style-name="T82">Example:</text:span></text:p>
      <text:p text:style-name="P63"><text:span text:style-name="T156">puts '</text:span><text:span text:style-name="T141">Hello there, and what\'s your name?</text:span><text:span text:style-name="T156">'</text:span></text:p>
      <text:p text:style-name="P74">name = gets</text:p>
      <text:p text:style-name="P69">puts '<text:span text:style-name="T136">Your name is </text:span>' + name + '<text:span text:style-name="T136">? <text:s/>What a lovely name!</text:span>'</text:p>
      <text:p text:style-name="P69">puts '<text:span text:style-name="T136">Pleased to meet you, </text:span>' + name + '<text:span text:style-name="T136">. <text:s/>:)</text:span>'</text:p>
      <text:p text:style-name="P31"><text:span text:style-name="T79"><text:s/></text:span><text:span text:style-name="T74">the output-→ </text:span></text:p>
      <text:p text:style-name="P31"><text:span text:style-name="T73">Hello there, and what's your name?</text:span></text:p>
      <text:p text:style-name="P67">Chris</text:p>
      <text:p text:style-name="P76">Your name is Chris</text:p>
      <text:p text:style-name="P76">? <text:s/>What a lovely name!</text:p>
      <text:p text:style-name="P76">Pleased to meet you, Chris</text:p>
      <text:p text:style-name="P76">. <text:s/>:)</text:p>
      <text:p text:style-name="P30"><text:span text:style-name="T73"/></text:p>
      <text:p text:style-name="P30"><text:span text:style-name="T73">Hmmm... it looks like when I typed in the letters </text:span><text:span text:style-name="User_20_Entry"><text:span text:style-name="T91">C</text:span></text:span><text:span text:style-name="T73">, </text:span><text:span text:style-name="User_20_Entry"><text:span text:style-name="T91">h</text:span></text:span><text:span text:style-name="T73">, </text:span><text:span text:style-name="User_20_Entry"><text:span text:style-name="T91">r</text:span></text:span><text:span text:style-name="T73">, </text:span><text:span text:style-name="User_20_Entry"><text:span text:style-name="T91">i</text:span></text:span><text:span text:style-name="T73">, </text:span><text:span text:style-name="User_20_Entry"><text:span text:style-name="T91">s</text:span></text:span><text:span text:style-name="T73">, and then pressed </text:span><text:span text:style-name="User_20_Entry"><text:span text:style-name="T91">Enter</text:span></text:span><text:span text:style-name="T73">, </text:span><text:span text:style-name="T62">gets</text:span><text:span text:style-name="T73"> got all of the letters in my name </text:span><text:span text:style-name="Emphasis"><text:span text:style-name="T90">and</text:span></text:span><text:span text:style-name="T73"> the </text:span><text:span text:style-name="User_20_Entry"><text:span text:style-name="T91">Enter</text:span></text:span><text:span text:style-name="T73">! Fortunately, there's a method just for this sort of thing: </text:span><text:span text:style-name="T62">chomp</text:span><text:span text:style-name="T73">. It takes off any </text:span><text:span text:style-name="User_20_Entry"><text:span text:style-name="T91">Enter</text:span></text:span><text:span text:style-name="T73">s hanging out at the end of </text:span><text:soft-page-break/><text:span text:style-name="T73">your string. Let's try that program again, but with </text:span><text:span text:style-name="T62">chomp</text:span><text:span text:style-name="T73"> to help us this time:</text:span></text:p>
      <text:p text:style-name="P63"><text:span text:style-name="T153">puts '</text:span><text:span text:style-name="T139">Hello there, and what\'s your name?</text:span><text:span text:style-name="T153">'</text:span></text:p>
      <text:p text:style-name="P74">name = gets.chomp</text:p>
      <text:p text:style-name="P69">puts '<text:span text:style-name="T136">Your name is </text:span>' + name + '<text:span text:style-name="T136">? <text:s/>What a lovely name!</text:span>'</text:p>
      <text:p text:style-name="P69">puts '<text:span text:style-name="T136">Pleased to meet you, </text:span>' + name + '<text:span text:style-name="T136">. <text:s/>:)</text:span>'</text:p>
      <text:p text:style-name="P30"><text:span text:style-name="T73"/></text:p>
      <text:p text:style-name="P30"><text:span text:style-name="T73">the output-→ </text:span></text:p>
      <text:p text:style-name="P63"><text:span text:style-name="T153">Hello there, and what's your name?</text:span></text:p>
      <text:p text:style-name="P67">Chris</text:p>
      <text:p text:style-name="P76">Your name is Chris? <text:s/>What a lovely name!</text:p>
      <text:p text:style-name="P76">Pleased to meet you, Chris. <text:s/>:)</text:p>
      <text:p text:style-name="P30"><text:span text:style-name="T73">**now it’s ignore the Enter.</text:span></text:p>
      <text:list xml:id="list4122407040" text:style-name="L4">
        <text:list-item>
          <text:p text:style-name="P22"><text:span text:style-name="T2">The important thing to take away from all of this is that every method is being done by some object, even if it doesn't have a dot in front of it. </text:span></text:p>
        </text:list-item>
      </text:list>
      <text:h text:style-name="P48" text:outline-level="1"><text:span text:style-name="T128">Blocks and Procs:</text:span></text:h>
      <text:p text:style-name="P26"><text:span text:style-name="T128">It's the ability to take a </text:span><text:span text:style-name="Definition"><text:span text:style-name="T128">block</text:span></text:span><text:span text:style-name="T128"> of code (code in between </text:span><text:span text:style-name="T163">do</text:span><text:span text:style-name="T128"> and </text:span><text:span text:style-name="T163">end</text:span><text:span text:style-name="T128">), wrap it up in an object (called a </text:span><text:span text:style-name="Definition"><text:span text:style-name="T128">proc</text:span></text:span><text:span text:style-name="T128">), store it in a variable or pass it to a method, and run the code in the block whenever you feel like .</text:span></text:p>
      <text:p text:style-name="P69">toast = Proc.new <text:span text:style-name="T161">do</text:span></text:p>
      <text:p text:style-name="P70"><text:s text:c="2"/><text:span text:style-name="T146">puts '</text:span><text:span text:style-name="T137">Cheers!</text:span><text:span text:style-name="T146">'</text:span></text:p>
      <text:p text:style-name="P71">end</text:p>
      <text:p text:style-name="P72"/>
      <text:p text:style-name="P74">toast.call →<text:span text:style-name="T165"> Cheers!</text:span></text:p>
      <text:p text:style-name="Text_20_body"><text:line-break/><text:span text:style-name="T74">Ok, so we see what blocks and procs are, and how to use them, but what's the point? Why not just use methods? Well, it's because there are some things you just can't do with methods. In particular, you can't pass methods into other methods (but you can pass procs into methods), and methods can't return other methods (but they can return procs). This is simply because procs are objects; methods aren't.</text:span></text:p>
      <text:p text:style-name="Text_20_body"><text:span text:style-name="T74"/></text:p>
      <text:p text:style-name="Text_20_body"><text:span text:style-name="T74"/></text:p>
      <text:h text:style-name="P53" text:outline-level="2"><text:soft-page-break/><text:span text:style-name="T78">Methods Which Take Procs:</text:span></text:h>
      <text:p text:style-name="P60"><text:span text:style-name="T164">def</text:span><text:span text:style-name="T155"> </text:span><text:span text:style-name="T166">doSelfImportantly</text:span><text:span text:style-name="T155"> someProc</text:span></text:p>
      <text:p text:style-name="P70"><text:s text:c="2"/><text:span text:style-name="T146">puts '</text:span><text:span text:style-name="T137">Everybody just HOLD ON! <text:s/>I have something to do...</text:span><text:span text:style-name="T146">'</text:span></text:p>
      <text:p text:style-name="P75"><text:s text:c="2"/><text:span text:style-name="T146">someProc.call</text:span></text:p>
      <text:p text:style-name="P70"><text:s text:c="2"/><text:span text:style-name="T146">puts '</text:span><text:span text:style-name="T137">Ok everyone, I\'m done. <text:s/>Go on with what you were doing.</text:span><text:span text:style-name="T146">'</text:span></text:p>
      <text:p text:style-name="P71">end</text:p>
      <text:p text:style-name="P72"/>
      <text:p text:style-name="P69">sayHello = Proc.new <text:span text:style-name="T161">do</text:span></text:p>
      <text:p text:style-name="P70"><text:s text:c="2"/><text:span text:style-name="T146">puts '</text:span><text:span text:style-name="T137">hello</text:span><text:span text:style-name="T146">'</text:span></text:p>
      <text:p text:style-name="P71">end</text:p>
      <text:p text:style-name="P72"/>
      <text:p text:style-name="P69">sayGoodbye = Proc.new <text:span text:style-name="T161">do</text:span></text:p>
      <text:p text:style-name="P70"><text:s text:c="2"/><text:span text:style-name="T146">puts '</text:span><text:span text:style-name="T137">goodbye</text:span><text:span text:style-name="T146">'</text:span></text:p>
      <text:p text:style-name="P71">end</text:p>
      <text:p text:style-name="P72"/>
      <text:p text:style-name="P74">doSelfImportantly sayHello</text:p>
      <text:p text:style-name="P74">doSelfImportantly sayGoodbye</text:p>
      <text:h text:style-name="P53" text:outline-level="2"><text:span text:style-name="T78">Methods Which Return Procs:</text:span></text:h>
      <text:p text:style-name="P20"><text:span text:style-name="T3">One of the other cool things you can do with procs is to create them in methods and return them. This allows all sorts of crazy programming power, </text:span><text:span text:style-name="T4">but the fact is that I almost never do this in practice, nor can I remember seeing anyone else do this in their code</text:span><text:span text:style-name="T3">.</text:span></text:p>
      <text:p text:style-name="Text_20_body"><text:line-break/></text:p>
      <text:p text:style-name="P45"><text:a xlink:type="simple" xlink:href="http://tutorials.jumpstartlab.com/projects/ruby_in_100_minutes.html#finder" text:style-name="Internet_20_link" text:visited-style-name="Visited_20_Internet_20_Link"><text:span text:style-name="T45">close</text:span></text:a><text:span text:style-name="T24"> </text:span><text:a xlink:type="simple" xlink:href="http://tutorials.jumpstartlab.com/projects/ruby_in_100_minutes.html#" text:style-name="Internet_20_link" text:visited-style-name="Visited_20_Internet_20_Link"><text:span text:style-name="T46">minimize</text:span></text:a><text:span text:style-name="T24"> </text:span><text:a xlink:type="simple" xlink:href="http://tutorials.jumpstartlab.com/projects/ruby_in_100_minutes.html#" text:style-name="Internet_20_link" text:visited-style-name="Visited_20_Internet_20_Link"><text:span text:style-name="T47">deactivat</text:span></text:a></text:p>
      <text:p text:style-name="P46"><text:span text:style-name="T47">ddd</text:span></text:p>
      <text:p text:style-name="P46"><text:span text:style-name="T47"/></text:p>
      <text:p text:style-name="P47"><text:span text:style-name="T47">f</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enlo" svg:font-family="Menlo, Monaco, 'Andale Mono', 'lucida console', 'Courier New', monospace"/>
    <style:font-face style:name="PT Serif" svg:font-family="'PT Serif', Georgia, 'Helvetica Neue', Arial, sans-serif"/>
    <style:font-face style:name="Source Code Pro" svg:font-family="'Source Code Pro', monospace"/>
    <style:font-face style:name="inherit" svg:font-family="inherit"/>
    <style:font-face style:name="palatino" svg:font-family="palatino, 'Bookman Old Style', 'Book Antiqua', serif"/>
    <style:font-face style:name="verdana" svg:font-family="verdana, tahoma, helvetica, arial,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Definition" style:family="text"/>
    <style:style style:name="User_20_Entry" style:display-name="User Entry"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1T13:19:23.506947227</meta:creation-date>
    <dc:date>2019-12-01T17:25:40.480277158</dc:date>
    <meta:editing-duration>PT4H5M59S</meta:editing-duration>
    <meta:editing-cycles>42</meta:editing-cycles>
    <meta:generator>LibreOffice/6.0.7.3$Linux_X86_64 LibreOffice_project/00m0$Build-3</meta:generator>
    <meta:document-statistic meta:table-count="0" meta:image-count="0" meta:object-count="0" meta:page-count="8" meta:paragraph-count="171" meta:word-count="1699" meta:character-count="9504" meta:non-whitespace-character-count="7894"/>
  </office:meta>
</office:document-meta>
</file>